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36">
      <style:table-cell-properties fo:border="thin solid #000000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13"/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/>
    <style:style style:name="ce15" style:family="table-cell" style:parent-style-name="Default" style:data-style-name="N2"/>
    <style:style style:name="ce16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7" style:family="table-cell" style:parent-style-name="Default" style:data-style-name="N13">
      <style:table-cell-properties fo:border="thin solid #000000"/>
    </style:style>
    <style:style style:name="ce18" style:family="table-cell" style:parent-style-name="Default" style:data-style-name="N14">
      <style:table-cell-properties fo:border="thin solid #000000"/>
    </style:style>
    <style:style style:name="ce19" style:family="table-cell" style:parent-style-name="Default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37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4" style:family="table-cell" style:parent-style-name="Default" style:data-style-name="N14"/>
    <style:style style:name="ce2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14">
      <style:table-cell-properties fo:border="thin solid #000000" style:vertical-align="automatic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3.12208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8pt" style:use-optimal-row-height="false" fo:break-before="auto"/>
    </style:style>
    <style:style style:name="ro3" style:family="table-row">
      <style:table-row-properties style:row-height="79.5pt" style:use-optimal-row-height="false" fo:break-before="auto"/>
    </style:style>
    <style:style style:name="ro4" style:family="table-row">
      <style:table-row-properties style:row-height="45.75pt" style:use-optimal-row-height="fals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54pt" style:use-optimal-row-height="false" fo:break-before="auto"/>
    </style:style>
    <style:style style:name="ro7" style:family="table-row">
      <style:table-row-properties style:row-height="51pt" style:use-optimal-row-height="false" fo:break-before="auto"/>
    </style:style>
    <style:style style:name="ro8" style:family="table-row">
      <style:table-row-properties style:row-height="40.5pt" style:use-optimal-row-height="false" fo:break-before="auto"/>
    </style:style>
    <style:style style:name="ro9" style:family="table-row">
      <style:table-row-properties style:row-height="28.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34.5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70.5pt" style:use-optimal-row-height="false" fo:break-before="auto"/>
    </style:style>
    <style:style style:name="ro15" style:family="table-row">
      <style:table-row-properties style:row-height="64pt" style:use-optimal-row-height="false" fo:break-before="auto"/>
    </style:style>
    <style:style style:name="ro16" style:family="table-row">
      <style:table-row-properties style:row-height="71pt" style:use-optimal-row-height="false" fo:break-before="auto"/>
    </style:style>
    <style:style style:name="ro17" style:family="table-row">
      <style:table-row-properties style:row-height="61pt" style:use-optimal-row-height="false" fo:break-before="auto"/>
    </style:style>
    <style:style style:name="ro18" style:family="table-row">
      <style:table-row-properties style:row-height="93pt" style:use-optimal-row-height="false" fo:break-before="auto"/>
    </style:style>
    <style:style style:name="ro19" style:family="table-row">
      <style:table-row-properties style:row-height="48.75pt" style:use-optimal-row-height="false" fo:break-before="auto"/>
    </style:style>
    <style:style style:name="ro20" style:family="table-row">
      <style:table-row-properties style:row-height="49.5pt" style:use-optimal-row-height="false" fo:break-before="auto"/>
    </style:style>
    <style:style style:name="ro21" style:family="table-row">
      <style:table-row-properties style:row-height="60pt" style:use-optimal-row-height="false" fo:break-before="auto"/>
    </style:style>
    <style:style style:name="ro22" style:family="table-row">
      <style:table-row-properties style:row-height="36.75pt" style:use-optimal-row-height="false" fo:break-before="auto"/>
    </style:style>
    <style:style style:name="ro23" style:family="table-row">
      <style:table-row-properties style:row-height="57pt" style:use-optimal-row-height="false" fo:break-before="auto"/>
    </style:style>
    <style:style style:name="ro24" style:family="table-row">
      <style:table-row-properties style:row-height="72pt" style:use-optimal-row-height="false" fo:break-before="auto"/>
    </style:style>
    <style:style style:name="ro25" style:family="table-row">
      <style:table-row-properties style:row-height="59pt" style:use-optimal-row-height="false" fo:break-before="auto"/>
    </style:style>
    <style:style style:name="ro26" style:family="table-row">
      <style:table-row-properties style:row-height="47pt" style:use-optimal-row-height="false" fo:break-before="auto"/>
    </style:style>
    <style:style style:name="ro27" style:family="table-row">
      <style:table-row-properties style:row-height="75pt" style:use-optimal-row-height="false" fo:break-before="auto"/>
    </style:style>
    <style:style style:name="ro28" style:family="table-row">
      <style:table-row-properties style:row-height="79pt" style:use-optimal-row-height="false" fo:break-before="auto"/>
    </style:style>
    <style:style style:name="ro29" style:family="table-row">
      <style:table-row-properties style:row-height="5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1">
      <style:graphic-properties draw:fill="none" draw:stroke="solid" svg:stroke-width="0.01042in" svg:stroke-color="#000000" draw:marker-end="a50" svg:stroke-opacity="100%" draw:stroke-linejoin="miter" svg:stroke-linecap="butt"/>
    </style:style>
    <style:style style:family="graphic" style:name="a89">
      <style:graphic-properties draw:fill="none" draw:stroke="solid" svg:stroke-width="0.01042in" svg:stroke-color="#000000" draw:marker-end="a88" svg:stroke-opacity="100%" draw:stroke-linejoin="miter" svg:stroke-linecap="but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">
      <style:graphic-properties draw:fill="none" draw:stroke="solid" svg:stroke-width="0.01042in" svg:stroke-color="#000000" draw:marker-end="a56" svg:stroke-opacity="100%" draw:stroke-linejoin="miter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/>
    </style:style>
    <style:style style:family="graphic" style:name="a91">
      <style:graphic-properties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">
      <style:graphic-properties draw:fill="none" draw:stroke="solid" svg:stroke-width="0.01042in" svg:stroke-color="#000000" draw:marker-end="a96" svg:stroke-opacity="100%" draw:stroke-linejoin="miter" svg:stroke-linecap="butt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none" draw:stroke="solid" svg:stroke-width="0.01042in" svg:stroke-color="#000000" draw:marker-end="a68" svg:stroke-opacity="100%" draw:stroke-linejoin="miter" svg:stroke-linecap="butt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000000" draw:marker-end="a32" svg:stroke-opacity="100%" draw:stroke-linejoin="miter" svg:stroke-linecap="butt"/>
    </style:style>
    <style:style style:family="graphic" style:name="a7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000000" draw:marker-end="a34" svg:stroke-opacity="100%" draw:stroke-linejoin="miter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none" draw:stroke="solid" svg:stroke-width="0.01042in" svg:stroke-color="#000000" draw:marker-end="a36" svg:stroke-opacity="100%" draw:stroke-linejoin="miter" svg:stroke-linecap="butt"/>
    </style:style>
    <style:style style:family="graphic" style:name="a39">
      <style:graphic-properties draw:fill="none" draw:stroke="solid" svg:stroke-width="0.01042in" svg:stroke-color="#000000" draw:marker-end="a38" svg:stroke-opacity="100%" draw:stroke-linejoin="miter" svg:stroke-linecap="butt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">
      <style:graphic-properties draw:fill="none" draw:stroke="solid" svg:stroke-width="0.01042in" svg:stroke-color="#000000" draw:marker-end="a74" svg:stroke-opacity="100%" draw:stroke-linejoin="miter" svg:stroke-linecap="but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none" draw:stroke="solid" svg:stroke-width="0.01042in" svg:stroke-color="#000000" draw:marker-end="a40" svg:stroke-opacity="100%" draw:stroke-linejoin="miter" svg:stroke-linecap="butt"/>
    </style:style>
    <style:style style:family="graphic" style:name="a43">
      <style:graphic-properties draw:fill="none" draw:stroke="solid" svg:stroke-width="0.01042in" svg:stroke-color="#000000" draw:marker-end="a42" svg:stroke-opacity="100%" draw:stroke-linejoin="miter" svg:stroke-linecap="butt"/>
    </style:style>
    <style:style style:family="graphic" style:name="a45">
      <style:graphic-properties draw:fill="none" draw:stroke="solid" svg:stroke-width="0.01042in" svg:stroke-color="#000000" draw:marker-end="a44" svg:stroke-opacity="100%" draw:stroke-linejoin="miter" svg:stroke-linecap="butt"/>
    </style:style>
    <style:style style:family="graphic" style:name="a47">
      <style:graphic-properties draw:fill="none" draw:stroke="solid" svg:stroke-width="0.01042in" svg:stroke-color="#000000" draw:marker-end="a46" svg:stroke-opacity="100%" draw:stroke-linejoin="miter" svg:stroke-linecap="butt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fill="none" draw:stroke="solid" svg:stroke-width="0.01042in" svg:stroke-color="#000000" draw:marker-end="a48" svg:stroke-opacity="100%" draw:stroke-linejoin="miter" svg:stroke-linecap="butt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">
      <style:graphic-properties draw:fill="none" draw:stroke="solid" svg:stroke-width="0.01042in" svg:stroke-color="#000000" draw:marker-end="a80" svg:stroke-opacity="100%" draw:stroke-linejoin="miter" svg:stroke-linecap="butt"/>
    </style:style>
    <style:style style:family="graphic" style:name="a82">
      <style:graphic-properties/>
    </style:style>
    <style:style style:family="graphic" style:name="a83">
      <style:graphic-properties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aming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16358" table:default-cell-style-name="ce1"/>
        <table:table-row table:style-name="ro1">
          <table:table-cell office:value-type="string" table:number-columns-spanned="5" table:number-rows-spanned="1" table:style-name="ce38">
            <text:p>Team name: <text:span text:style-name="T2">Syntax Modeling<text:s/></text:span>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number-columns-spanned="5" table:number-rows-spanned="1" table:style-name="ce38">
            <text:p>Team members<text:span text:style-name="T2">: Sohini Bhattacharyya, Jenny Hong, Anna Nguyen </text:span>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38">
            <text:p>Deliverable 1 - Framing </text:p>
          </table:table-cell>
          <table:covered-table-cell table:number-columns-repeated="4"/>
          <table:table-cell table:number-columns-repeated="16379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number-columns-spanned="11" table:number-rows-spanned="1" table:style-name="ce39">
            <text:p>Problem Statement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11" table:number-rows-spanned="1" table:style-name="ce37">
            <text:p>Susan Chen is a 46-year-old married mid-level manager at a well-established Silicon Valley company. Her salary is currently $145,000. Her employer contributes an amount equal to 5% of her salary to a retirement fund, and Susan herself has been contributing $11,500 a year. The current value of her retirement fund is $182,000. Susan would like to know whether her current rate of retirement savings is adequate.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4">
          <table:table-cell office:value-type="string" table:style-name="ce3">
            <text:p>Identify the critical decisions</text:p>
          </table:table-cell>
          <table:table-cell office:value-type="string" table:number-columns-spanned="7" table:number-rows-spanned="1" table:style-name="ce37">
            <text:p>- Susan wants to know if her current rate of retirement savings is adequate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38">
            <text:p>Identify one or more possible outcome measures</text:p>
          </table:table-cell>
          <table:table-cell office:value-type="string" table:number-columns-spanned="7" table:number-rows-spanned="1" table:style-name="ce37">
            <text:p>- will not have enough money for retirement 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will have enough money for retirement 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the age when she wants to retire will change her rate of savings</text:p>
          </table:table-cell>
          <table:covered-table-cell table:number-columns-repeated="6"/>
          <table:table-cell table:number-columns-repeated="16376" table:style-name="ce1"/>
        </table:table-row>
        <table:table-row table:style-name="ro5">
          <table:covered-table-cell/>
          <table:table-cell office:value-type="string" table:number-columns-spanned="7" table:number-rows-spanned="1" table:style-name="ce37">
            <text:p>- her savings largely depend on how much does she want to withdraw each year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covered-table-cell/>
          <table:table-cell office:value-type="string" table:number-columns-spanned="7" table:number-rows-spanned="1" table:style-name="ce37">
            <text:p>- her current salary multiplied by 80%, then multiplied by her expected life expetancy after retirement age will determine how much does she need in savings </text:p>
          </table:table-cell>
          <table:covered-table-cell table:number-columns-repeated="6"/>
          <table:table-cell table:number-columns-repeated="16376" table:style-name="ce1"/>
        </table:table-row>
        <table:table-row table:style-name="ro7">
          <table:table-cell office:value-type="string" table:style-name="ce4">
            <text:p>List the parameters</text:p>
          </table:table-cell>
          <table:table-cell office:value-type="string" table:number-columns-spanned="7" table:number-rows-spanned="1" table:style-name="ce37">
            <text:p>her age, her current salary, her current rate of her retirement contribution, current value of her retirement fund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36">
            <text:p>List the decision variables</text:p>
          </table:table-cell>
          <table:table-cell office:value-type="string" table:number-columns-spanned="7" table:number-rows-spanned="1" table:style-name="ce37">
            <text:p>- her rate of retirement contribution 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the age that she wants to retire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how much does she want to withdraw 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5">
            <text:p>Indicate what you plan to leave out</text:p>
          </table:table-cell>
          <table:table-cell office:value-type="string" table:number-columns-spanned="7" table:number-rows-spanned="1" table:style-name="ce37">
            <text:p>- her lifestyle, her spending on hobby and leisures, state tax rate where she lives 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36">
            <text:p>Indicate what assumptions you will make</text:p>
          </table:table-cell>
          <table:table-cell office:value-type="string" table:number-columns-spanned="7" table:number-rows-spanned="1" table:style-name="ce37">
            <text:p>- She assumes that the inflation is stable 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She assumes that she will live 20 more years after she retires 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She assumes that her current salary will increase each year </text:p>
          </table:table-cell>
          <table:covered-table-cell table:number-columns-repeated="6"/>
          <table:table-cell table:number-columns-repeated="16376"/>
        </table:table-row>
        <table:table-row table:style-name="ro8">
          <table:table-cell office:value-type="string" table:number-columns-spanned="1" table:number-rows-spanned="5" table:style-name="ce36">
            <text:p>Indicate what is uncertain</text:p>
          </table:table-cell>
          <table:table-cell office:value-type="string" table:number-columns-spanned="7" table:number-rows-spanned="1" table:style-name="ce37">
            <text:p>- how much income she will be getting from her job (will it increase each year?)</text:p>
          </table:table-cell>
          <table:covered-table-cell table:number-columns-repeated="6"/>
          <table:table-cell table:number-columns-repeated="16376"/>
        </table:table-row>
        <table:table-row table:style-name="ro9">
          <table:covered-table-cell/>
          <table:table-cell office:value-type="string" table:number-columns-spanned="7" table:number-rows-spanned="1" table:style-name="ce37">
            <text:p>- how many years to keep transferring $ to retirement savings fund in bank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she worries that her company could lay her off in the future 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she worries that she will be demoted if the company changes its current business needs 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she is unsure if her planned retirement age is enough to offset her lifestyle 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36">
            <text:p>Identify any intangibles</text:p>
          </table:table-cell>
          <table:table-cell office:value-type="string" table:number-columns-spanned="7" table:number-rows-spanned="1" table:style-name="ce37">
            <text:p>- # of years of putting $ in for retirement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which companies offer the best retirement fund</text:p>
          </table:table-cell>
          <table:covered-table-cell table:number-columns-repeated="6"/>
          <table:table-cell table:number-columns-repeated="16376"/>
        </table:table-row>
        <table:table-row table:style-name="ro1">
          <table:covered-table-cell/>
          <table:table-cell office:value-type="string" table:number-columns-spanned="7" table:number-rows-spanned="1" table:style-name="ce37">
            <text:p>- expenses after retirement (travel, health)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  <table:table table:name="Influence_Diagram" table:style-name="ta1"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1" table:default-cell-style-name="ce1"/>
        <table:table-column table:style-name="co3" table:number-columns-repeated="16358" table:default-cell-style-name="ce1"/>
        <table:table-row table:style-name="ro1">
          <table:table-cell office:value-type="string" table:number-columns-spanned="5" table:number-rows-spanned="1" table:style-name="ce38">
            <text:p>Team name: <text:span text:style-name="T2">Syntax Modeling<text:s/></text:span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8">
            <text:p>Team members<text:span text:style-name="T2">: Sohini Bhattacharyya, Jenny Hong, Anna Nguyen </text:span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8">
            <text:p>Deliverable 2 - Influence Diagram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>
            <draw:custom-shape svg:x="0.5625in" svg:y="0.05208in" svg:width="1.27083in" svg:height="0.375in" draw:z-index="1" draw:id="id0" draw:style-name="a3" draw:name="Shape 3">
              <svg:title/>
              <svg:desc/>
              <text:p text:style-name="a2" text:class-names="" text:cond-style-name=""><text:span text:style-name="a0" text:class-names="">current age</text:span><text:span text:style-name="a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style-name="ce1">
            <draw:connector draw:type="line" svg:x1="0.82292in" svg:y1="0.03125in" svg:x2="6.39583in" svg:y2="0.67708in" draw:id="id15" draw:style-name="a47" draw:name="Shape 18">
              <svg:title/>
              <svg:desc/>
            </draw:connector>
          </table:table-cell>
          <table:table-cell table:number-columns-repeated="16382" table:style-name="ce1"/>
        </table:table-row>
        <table:table-row table:style-name="ro1">
          <table:table-cell table:style-name="ce1">
            <draw:custom-shape svg:x="0.57292in" svg:y="0.15625in" svg:width="1.27083in" svg:height="0.375in" draw:z-index="2" draw:id="id1" draw:style-name="a7" draw:name="Shape 4">
              <svg:title/>
              <svg:desc/>
              <text:p text:style-name="a6" text:class-names="" text:cond-style-name=""><text:span text:style-name="a4" text:class-names="">current salary</text:span><text:span text:style-name="a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style-name="ce1">
            <draw:connector draw:type="line" svg:x1="0.84375in" svg:y1="0.11458in" svg:x2="5.625in" svg:y2="0.32292in" draw:id="id8" draw:style-name="a33" draw:name="Shape 11">
              <svg:title/>
              <svg:desc/>
            </draw:connector>
          </table:table-cell>
          <table:table-cell table:number-columns-repeated="6" table:style-name="ce1"/>
          <table:table-cell table:style-name="ce1">
            <draw:custom-shape svg:x="0.04167in" svg:y="0.0625in" svg:width="1.83333in" svg:height="0.73958in" draw:z-index="33" draw:id="id21" draw:style-name="a67" draw:name="Shape 24">
              <svg:title/>
              <svg:desc/>
              <text:p text:style-name="a64" text:class-names="" text:cond-style-name=""><text:span text:style-name="a62" text:class-names="">withdrawal rate<text:s text:c="1"/></text:span><text:span text:style-name="a63" text:class-names=""/></text:p>
              <text:p text:style-name="a66" text:class-names="" text:cond-style-name=""><text:span text:style-name="a6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/>
          <table:table-cell table:style-name="ce1">
            <draw:custom-shape svg:x="0.47917in" svg:y="0.03125in" svg:width="1.97917in" svg:height="0.9375in" draw:z-index="32" draw:id="id20" draw:style-name="a61" draw:name="Shape 23">
              <svg:title/>
              <svg:desc/>
              <text:p text:style-name="a60" text:class-names="" text:cond-style-name=""><text:span text:style-name="a58" text:class-names="">the amount that she needs when she retires</text:span><text:span text:style-name="a5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1">
            <draw:custom-shape svg:x="0.375in" svg:y="0in" svg:width="2.10417in" svg:height="0.58333in" draw:z-index="8" draw:id="id7" draw:style-name="a31" draw:name="Shape 10">
              <svg:title/>
              <svg:desc/>
              <text:p text:style-name="a30" text:class-names="" text:cond-style-name=""><text:span text:style-name="a28" text:class-names="">retirement savings</text:span><text:span text:style-name="a2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3"/>
          <table:table-cell table:style-name="ce1">
            <draw:connector draw:type="line" svg:x1="1.54167in" svg:y1="0.19792in" svg:x2="0.84375in" svg:y2="0.25in" draw:id="id22" draw:style-name="a69" draw:transform="translate(-1.19271in -0.22396in) rotate(-3.14159) translate(1.19271in 0.22396in)" draw:name="Shape 25">
              <svg:title/>
              <svg:desc/>
            </draw:connector>
          </table:table-cell>
          <table:table-cell table:number-columns-repeated="16374"/>
        </table:table-row>
        <table:table-row table:style-name="ro1">
          <table:table-cell table:style-name="ce1">
            <draw:custom-shape svg:x="0.57292in" svg:y="0.03125in" svg:width="1.28125in" svg:height="0.80208in" draw:z-index="3" draw:id="id2" draw:style-name="a11" draw:name="Shape 5">
              <svg:title/>
              <svg:desc/>
              <text:p text:style-name="a10" text:class-names="" text:cond-style-name=""><text:span text:style-name="a8" text:class-names="">current rate of retirement savings</text:span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onnector draw:type="line" svg:x1="5.34375in" svg:y1="0.07292in" svg:x2="0.76042in" svg:y2="1.32292in" draw:id="id14" draw:style-name="a45" draw:transform="translate(-3.05208in -0.69792in) rotate(-3.14159) translate(3.05208in 0.69792in)" draw:name="Shape 17">
              <svg:title/>
              <svg:desc/>
            </draw:connector>
          </table:table-cell>
          <table:table-cell table:style-name="ce1"/>
          <table:table-cell table:style-name="ce1">
            <draw:connector draw:type="line" svg:x1="3.45833in" svg:y1="0.17708in" svg:x2="0.4375in" svg:y2="1.80208in" draw:id="id9" draw:style-name="a35" draw:transform="translate(-1.94792in -0.98958in) rotate(-3.14159) translate(1.94792in 0.98958in)" draw:name="Shape 12">
              <svg:title/>
              <svg:desc/>
            </draw:connector>
          </table:table-cell>
          <table:table-cell table:number-columns-repeated="3" table:style-name="ce1"/>
          <table:table-cell table:style-name="ce1">
            <draw:connector draw:type="line" svg:x1="1.09375in" svg:y1="0.04167in" svg:x2="0.40625in" svg:y2="0.08333in" draw:id="id12" draw:style-name="a41" draw:transform="translate(-0.75in -0.0625in) rotate(-3.14159) translate(0.75in 0.0625in)" draw:name="Shape 15">
              <svg:title/>
              <svg:desc/>
            </draw:connector>
          </table:table-cell>
          <table:table-cell table:number-columns-repeated="16376"/>
        </table:table-row>
        <table:table-row table:style-name="ro1">
          <table:table-cell table:style-name="ce1"/>
          <table:table-cell table:style-name="ce1">
            <draw:connector draw:type="line" svg:x1="5.625in" svg:y1="0.05208in" svg:x2="0.79167in" svg:y2="0.20833in" draw:id="id16" draw:style-name="a49" draw:transform="translate(-3.20833in -0.13021in) rotate(-3.14159) translate(3.20833in 0.13021in)" draw:name="Shape 19">
              <svg:title/>
              <svg:desc/>
            </draw:connector>
            <draw:connector draw:type="line" svg:x1="5.8125in" svg:y1="0.07292in" svg:x2="0.8125in" svg:y2="1.83333in" draw:id="id19" draw:style-name="a57" draw:transform="translate(-3.3125in -0.95312in) rotate(-3.14159) translate(3.3125in 0.95312in)" draw:name="Shape 22">
              <svg:title/>
              <svg:desc/>
            </draw:connector>
          </table:table-cell>
          <table:table-cell table:style-name="ce1"/>
          <table:table-cell table:style-name="ce1">
            <draw:connector draw:type="line" svg:x1="4.10417in" svg:y1="0.09375in" svg:x2="0.44792in" svg:y2="1.59375in" draw:id="id17" draw:style-name="a51" draw:transform="translate(-2.27604in -0.84375in) rotate(-3.14159) translate(2.27604in 0.84375in)" draw:name="Shape 20">
              <svg:title/>
              <svg:desc/>
            </draw:connector>
          </table:table-cell>
          <table:table-cell table:number-columns-repeated="2" table:style-name="ce1"/>
          <table:table-cell table:style-name="ce1">
            <draw:connector draw:type="line" svg:x1="0.30208in" svg:y1="0.10417in" svg:x2="0.47917in" svg:y2="1.53125in" draw:id="id10" draw:style-name="a37" draw:transform="translate(-0.39062in -0.81771in) rotate(-3.14159) translate(0.39062in 0.81771in)" draw:name="Shape 13">
              <svg:title/>
              <svg:desc/>
            </draw:connector>
            <draw:connector draw:type="line" svg:x1="0.4375in" svg:y1="0.13542in" svg:x2="2.27083in" svg:y2="1.52083in" draw:id="id11" draw:style-name="a39" draw:transform="translate(-1.35417in -0.82812in) rotate(-3.14159) translate(1.35417in 0.82812in)" draw:name="Shape 14">
              <svg:title/>
              <svg:desc/>
            </draw:connector>
          </table:table-cell>
          <table:table-cell table:style-name="ce1">
            <draw:connector draw:type="line" svg:x1="0in" svg:y1="0.0625in" svg:x2="3.26042in" svg:y2="1.59375in" draw:id="id24" draw:style-name="a75" draw:transform="translate(-1.63021in -0.82812in) rotate(-3.14159) translate(1.63021in 0.82812in)" draw:name="Shape 27">
              <svg:title/>
              <svg:desc/>
            </draw:connector>
          </table:table-cell>
          <table:table-cell table:style-name="ce1">
            <draw:connector draw:type="line" svg:x1="0.6875in" svg:y1="0.125in" svg:x2="0.53125in" svg:y2="1.54167in" draw:id="id13" draw:style-name="a43" draw:transform="translate(-0.60937in -0.83333in) rotate(-3.14159) translate(0.60937in 0.83333in)" draw:name="Shape 16">
              <svg:title/>
              <svg:desc/>
            </draw:connector>
          </table:table-cell>
          <table:table-cell table:number-columns-repeated="16375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>
            <draw:custom-shape svg:x="0.57292in" svg:y="0.11458in" svg:width="1.27083in" svg:height="0.69792in" draw:z-index="4" draw:id="id3" draw:style-name="a15" draw:name="Shape 6">
              <svg:title/>
              <svg:desc/>
              <text:p text:style-name="a14" text:class-names="" text:cond-style-name=""><text:span text:style-name="a12" text:class-names="">current value of retirement fund</text:span><text:span text:style-name="a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custom-shape svg:x="0.77083in" svg:y="0.19792in" svg:width="1.73958in" svg:height="0.41667in" draw:z-index="6" draw:id="id5" draw:style-name="a23" draw:name="Shape 8">
              <svg:title/>
              <svg:desc/>
              <text:p text:style-name="a22" text:class-names="" text:cond-style-name=""><text:span text:style-name="a20" text:class-names="">retirement age</text:span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?f0 + ?f8"/>
                <draw:equation draw:name="f10" draw:formula="min(?f7, ?f4)"/>
                <draw:equation draw:name="f11" draw:formula="100000 * ?f7 / ?f10"/>
                <draw:equation draw:name="f12" draw:formula="$0"/>
                <draw:equation draw:name="f13" draw:formula="?f10 * ?f12 / 200000"/>
                <draw:equation draw:name="f14" draw:formula="?f10 * ?f12 / 100000"/>
                <draw:equation draw:name="f15" draw:formula="?f1 - ?f13"/>
                <draw:equation draw:name="f16" draw:formula="?f1 - ?f14"/>
                <draw:equation draw:name="f17" draw:formula="?f16 / 2"/>
                <draw:equation draw:name="f18" draw:formula="?f1 - ?f17"/>
                <draw:equation draw:name="f19" draw:formula="5 * ?f12 / ?f11"/>
                <draw:equation draw:name="f20" draw:formula="(1 + ?f19) / 12"/>
                <draw:equation draw:name="f21" draw:formula="?f20 * ?f7"/>
                <draw:equation draw:name="f22" draw:formula="?f20 * ?f4"/>
                <draw:equation draw:name="f23" draw:formula="?f1 - ?f21"/>
                <draw:equation draw:name="f24" draw:formula="?f3 - ?f22"/>
                <draw:equation draw:name="f25" draw:formula="?f4 * ?f9 / ?f14"/>
                <draw:equation draw:name="f26" draw:formula="?f25"/>
                <draw:equation draw:name="f27" draw:formula="?f3 - ?f26"/>
              </draw:enhanced-geometry>
            </draw:custom-shape>
          </table:table-cell>
          <table:table-cell table:number-columns-repeated="16378"/>
        </table:table-row>
        <table:table-row table:style-name="ro1">
          <table:table-cell table:style-name="ce1">
            <draw:custom-shape svg:x="0.55208in" svg:y="0.13542in" svg:width="1.45833in" svg:height="0.38542in" draw:z-index="29" draw:id="id18" draw:style-name="a55" draw:name="Shape 21">
              <svg:title/>
              <svg:desc/>
              <text:p text:style-name="a54" text:class-names="" text:cond-style-name=""><text:span text:style-name="a52" text:class-names="">life expectancy</text:span><text:span text:style-name="a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custom-shape svg:x="0.22917in" svg:y="0.03125in" svg:width="3.94792in" svg:height="0.41667in" draw:z-index="5" draw:id="id4" draw:style-name="a19" draw:name="Shape 7">
              <svg:title/>
              <svg:desc/>
              <text:p text:style-name="a18" text:class-names="" text:cond-style-name=""><text:span text:style-name="a16" text:class-names="">new rate of retirement savings</text:span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?f0 + ?f8"/>
                <draw:equation draw:name="f10" draw:formula="min(?f7, ?f4)"/>
                <draw:equation draw:name="f11" draw:formula="100000 * ?f7 / ?f10"/>
                <draw:equation draw:name="f12" draw:formula="$0"/>
                <draw:equation draw:name="f13" draw:formula="?f10 * ?f12 / 200000"/>
                <draw:equation draw:name="f14" draw:formula="?f10 * ?f12 / 100000"/>
                <draw:equation draw:name="f15" draw:formula="?f1 - ?f13"/>
                <draw:equation draw:name="f16" draw:formula="?f1 - ?f14"/>
                <draw:equation draw:name="f17" draw:formula="?f16 / 2"/>
                <draw:equation draw:name="f18" draw:formula="?f1 - ?f17"/>
                <draw:equation draw:name="f19" draw:formula="5 * ?f12 / ?f11"/>
                <draw:equation draw:name="f20" draw:formula="(1 + ?f19) / 12"/>
                <draw:equation draw:name="f21" draw:formula="?f20 * ?f7"/>
                <draw:equation draw:name="f22" draw:formula="?f20 * ?f4"/>
                <draw:equation draw:name="f23" draw:formula="?f1 - ?f21"/>
                <draw:equation draw:name="f24" draw:formula="?f3 - ?f22"/>
                <draw:equation draw:name="f25" draw:formula="?f4 * ?f9 / ?f14"/>
                <draw:equation draw:name="f26" draw:formula="?f25"/>
                <draw:equation draw:name="f27" draw:formula="?f3 - ?f26"/>
              </draw:enhanced-geometry>
            </draw:custom-shape>
          </table:table-cell>
          <table:table-cell table:number-columns-repeated="4"/>
          <table:table-cell table:style-name="ce1">
            <draw:custom-shape svg:x="0.79167in" svg:y="0in" svg:width="1.42708in" svg:height="0.41667in" draw:z-index="7" draw:id="id6" draw:style-name="a27" draw:name="Shape 9">
              <svg:title/>
              <svg:desc/>
              <text:p text:style-name="a26" text:class-names="" text:cond-style-name=""><text:span text:style-name="a24" text:class-names="">withdrawal</text:span><text:span text:style-name="a2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?f0 + ?f8"/>
                <draw:equation draw:name="f10" draw:formula="min(?f7, ?f4)"/>
                <draw:equation draw:name="f11" draw:formula="100000 * ?f7 / ?f10"/>
                <draw:equation draw:name="f12" draw:formula="$0"/>
                <draw:equation draw:name="f13" draw:formula="?f10 * ?f12 / 200000"/>
                <draw:equation draw:name="f14" draw:formula="?f10 * ?f12 / 100000"/>
                <draw:equation draw:name="f15" draw:formula="?f1 - ?f13"/>
                <draw:equation draw:name="f16" draw:formula="?f1 - ?f14"/>
                <draw:equation draw:name="f17" draw:formula="?f16 / 2"/>
                <draw:equation draw:name="f18" draw:formula="?f1 - ?f17"/>
                <draw:equation draw:name="f19" draw:formula="5 * ?f12 / ?f11"/>
                <draw:equation draw:name="f20" draw:formula="(1 + ?f19) / 12"/>
                <draw:equation draw:name="f21" draw:formula="?f20 * ?f7"/>
                <draw:equation draw:name="f22" draw:formula="?f20 * ?f4"/>
                <draw:equation draw:name="f23" draw:formula="?f1 - ?f21"/>
                <draw:equation draw:name="f24" draw:formula="?f3 - ?f22"/>
                <draw:equation draw:name="f25" draw:formula="?f4 * ?f9 / ?f14"/>
                <draw:equation draw:name="f26" draw:formula="?f25"/>
                <draw:equation draw:name="f27" draw:formula="?f3 - ?f26"/>
              </draw:enhanced-geometry>
            </draw:custom-shape>
          </table:table-cell>
          <table:table-cell/>
          <table:table-cell table:style-name="ce1">
            <draw:custom-shape svg:x="0.55208in" svg:y="0.02083in" svg:width="1.45833in" svg:height="0.375in" draw:z-index="36" draw:id="id23" draw:style-name="a73" draw:name="Shape 26">
              <svg:title/>
              <svg:desc/>
              <text:p text:style-name="a72" text:class-names="" text:cond-style-name=""><text:span text:style-name="a70" text:class-names="">80% rule</text:span><text:span text:style-name="a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/>
        </table:table-row>
        <table:table-row table:number-rows-repeated="981" table:style-name="ro1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  <table:table table:name="Modeling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2" table:number-columns-repeated="18" table:default-cell-style-name="ce1"/>
        <table:table-column table:style-name="co3" table:number-columns-repeated="16358" table:default-cell-style-name="ce1"/>
        <table:table-row table:style-name="ro1">
          <table:table-cell office:value-type="string" table:style-name="ce6">
            <text:p>Inpu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Age</text:p>
          </table:table-cell>
          <table:table-cell office:value-type="float" office:value="46" table:style-name="ce7">
            <text:p>46</text:p>
          </table:table-cell>
          <table:table-cell table:number-columns-repeated="2" table:style-name="ce1"/>
          <table:table-cell office:value-type="string" table:style-name="ce8">
            <text:p>Amount she needs in savings after she retires</text:p>
          </table:table-cell>
          <table:table-cell office:value-type="currency" office:value="500000" table:formula="of:=[.B12]/[.B11]" table:style-name="ce9">
            <text:p><text:s/>$500,0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Current salary</text:p>
          </table:table-cell>
          <table:table-cell office:value-type="currency" office:value="145000" table:style-name="ce10">
            <text:p><text:s/>$145,000<text:s/></text:p>
          </table:table-cell>
          <table:table-cell table:number-columns-repeated="2" table:style-name="ce1"/>
          <table:table-cell office:value-type="string" table:style-name="ce8">
            <text:p>Amount that she has when she retires</text:p>
          </table:table-cell>
          <table:table-cell office:value-type="currency" office:value="621907.77832946752" table:formula="of:=[.F34]" table:style-name="ce9">
            <text:p><text:s/>$621,90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1">
            <text:p>Employer contribution</text:p>
          </table:table-cell>
          <table:table-cell office:value-type="percentage" office:value="0.05" table:style-name="ce12">
            <text:p>5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Susan's contribution</text:p>
          </table:table-cell>
          <table:table-cell office:value-type="currency" office:value="11500" table:style-name="ce10">
            <text:p><text:s/>$11,500<text:s/>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13">
            <text:p>Retirement fund current value</text:p>
          </table:table-cell>
          <table:table-cell office:value-type="currency" office:value="182000" table:style-name="ce10">
            <text:p><text:s/>$182,00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Life expectancy</text:p>
          </table:table-cell>
          <table:table-cell office:value-type="float" office:value="30" table:style-name="ce1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Retirement age</text:p>
          </table:table-cell>
          <table:table-cell office:value-type="float" office:value="65" table:style-name="ce14">
            <text:p>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Time span</text:p>
          </table:table-cell>
          <table:table-cell office:value-type="float" office:value="19" table:formula="of:=[.B8]-[.B2]" table:style-name="ce14">
            <text:p>19</text:p>
          </table:table-cell>
          <table:table-cell table:number-columns-repeated="16382" table:style-name="ce1"/>
        </table:table-row>
        <table:table-row table:style-name="ro12">
          <table:table-cell office:value-type="string" table:style-name="ce13">
            <text:p>Salary increase/decrease</text:p>
          </table:table-cell>
          <table:table-cell office:value-type="percentage" office:value="0.05" table:style-name="ce12">
            <text:p>5%</text:p>
          </table:table-cell>
          <table:table-cell table:number-columns-repeated="16382" table:style-name="ce1"/>
        </table:table-row>
        <table:table-row table:style-name="ro13">
          <table:table-cell office:value-type="string" table:style-name="ce13">
            <text:p>Withdrawal rate</text:p>
          </table:table-cell>
          <table:table-cell office:value-type="percentage" office:value="0.04" table:style-name="ce12">
            <text:p>4%</text:p>
          </table:table-cell>
          <table:table-cell table:number-columns-repeated="16382" table:style-name="ce1"/>
        </table:table-row>
        <table:table-row table:style-name="ro12">
          <table:table-cell office:value-type="string" table:style-name="ce13">
            <text:p>Withdrawal per year after retiring</text:p>
          </table:table-cell>
          <table:table-cell office:value-type="currency" office:value="20000" table:style-name="ce10">
            <text:p><text:s/>$20,000<text:s/>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Model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14">
            <text:p>Year</text:p>
          </table:table-cell>
          <table:table-cell office:value-type="string" table:style-name="ce13">
            <text:p>Salary (before taxes)</text:p>
          </table:table-cell>
          <table:table-cell office:value-type="string" office:string-value="Employer contribution" table:formula="of:=[.A4]" table:style-name="ce13">
            <text:p>Employer contribution</text:p>
          </table:table-cell>
          <table:table-cell office:value-type="string" office:string-value="Susan's contribution" table:formula="of:=[.A5]" table:style-name="ce13">
            <text:p>Susan's contribution</text:p>
          </table:table-cell>
          <table:table-cell office:value-type="string" table:style-name="ce13">
            <text:p>Total investment amount</text:p>
          </table:table-cell>
          <table:table-cell office:value-type="string" table:style-name="ce13">
            <text:p>Ending fund balance</text:p>
          </table:table-cell>
          <table:table-cell office:value-type="string" table:style-name="ce13">
            <text:p>Annual rate of return</text:p>
          </table:table-cell>
          <table:table-cell office:value-type="string" table:style-name="ce13">
            <text:p>Add 1<text:s/></text:p>
          </table:table-cell>
          <table:table-cell table:number-columns-repeated="1637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currency" office:value="145000" table:style-name="ce10">
            <text:p><text:s/>$145,000<text:s/></text:p>
          </table:table-cell>
          <table:table-cell office:value-type="currency" office:value="7250" table:formula="of:=[.B16]*[.B$4]" table:style-name="ce10">
            <text:p><text:s/>$7,25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8750" table:formula="of:=[.C16]+[.D16]" table:style-name="ce10">
            <text:p><text:s/>$18,750<text:s/></text:p>
          </table:table-cell>
          <table:table-cell office:value-type="currency" office:value="200750" table:formula="of:=[.B6]+[.E16]" table:style-name="ce10">
            <text:p><text:s/>$200,750<text:s/></text:p>
          </table:table-cell>
          <table:table-cell office:value-type="percentage" office:value="0.10302197802197802" table:formula="of:=([.F16]-[.B$6])/[.B$6]" table:style-name="ce12">
            <text:p>10%</text:p>
          </table:table-cell>
          <table:table-cell office:value-type="float" office:value="1.1030219780219781" table:formula="of:=[.G16]+1" table:style-name="ce15">
            <text:p>1.10</text:p>
          </table:table-cell>
          <table:table-cell table:number-columns-repeated="16376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currency" office:value="152250" table:formula="of:=[.B16]*([.B$10]+1)" table:style-name="ce10">
            <text:p><text:s/>$152,250<text:s/></text:p>
          </table:table-cell>
          <table:table-cell office:value-type="currency" office:value="7612.5" table:formula="of:=[.B17]*[.B$4]" table:style-name="ce10">
            <text:p><text:s/>$7,61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112.5" table:formula="of:=[.C17]+[.D17]" table:style-name="ce10">
            <text:p><text:s/>$19,113<text:s/></text:p>
          </table:table-cell>
          <table:table-cell office:value-type="currency" office:value="219862.5" table:formula="of:=[.E17]+[.F16]" table:style-name="ce10">
            <text:p><text:s/>$219,863<text:s/></text:p>
          </table:table-cell>
          <table:table-cell office:value-type="percentage" office:value="9.5205479452054792E-2" table:formula="of:=([.F17]-[.F16])/[.F16]" table:style-name="ce12">
            <text:p>10%</text:p>
          </table:table-cell>
          <table:table-cell office:value-type="float" office:value="1.0952054794520547" table:formula="of:=[.G17]+1" table:style-name="ce15">
            <text:p>1.10</text:p>
          </table:table-cell>
          <table:table-cell table:number-columns-repeated="16376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currency" office:value="159862.5" table:formula="of:=[.B17]*([.B$10]+1)" table:style-name="ce10">
            <text:p><text:s/>$159,863<text:s/></text:p>
          </table:table-cell>
          <table:table-cell office:value-type="currency" office:value="7993.125" table:formula="of:=[.B18]*[.B$4]" table:style-name="ce10">
            <text:p><text:s/>$7,99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493.125" table:formula="of:=[.C18]+[.D18]" table:style-name="ce10">
            <text:p><text:s/>$19,493<text:s/></text:p>
          </table:table-cell>
          <table:table-cell office:value-type="currency" office:value="239355.625" table:formula="of:=[.E18]+[.F17]" table:style-name="ce10">
            <text:p><text:s/>$239,356<text:s/></text:p>
          </table:table-cell>
          <table:table-cell office:value-type="percentage" office:value="8.866052646540451E-2" table:formula="of:=([.F18]-[.F17])/[.F17]" table:style-name="ce12">
            <text:p>9%</text:p>
          </table:table-cell>
          <table:table-cell office:value-type="float" office:value="1.0886605264654046" table:formula="of:=[.G18]+1" table:style-name="ce15">
            <text:p>1.09</text:p>
          </table:table-cell>
          <table:table-cell table:number-columns-repeated="16376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currency" office:value="167855.625" table:formula="of:=[.B18]*([.B$10]+1)" table:style-name="ce10">
            <text:p><text:s/>$167,856<text:s/></text:p>
          </table:table-cell>
          <table:table-cell office:value-type="currency" office:value="8392.78125" table:formula="of:=[.B19]*[.B$4]" table:style-name="ce10">
            <text:p><text:s/>$8,39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892.78125" table:formula="of:=[.C19]+[.D19]" table:style-name="ce10">
            <text:p><text:s/>$19,893<text:s/></text:p>
          </table:table-cell>
          <table:table-cell office:value-type="currency" office:value="259248.40625" table:formula="of:=[.E19]+[.F18]" table:style-name="ce10">
            <text:p><text:s/>$259,248<text:s/></text:p>
          </table:table-cell>
          <table:table-cell office:value-type="percentage" office:value="8.3109729508132515E-2" table:formula="of:=([.F19]-[.F18])/[.F18]" table:style-name="ce12">
            <text:p>8%</text:p>
          </table:table-cell>
          <table:table-cell office:value-type="float" office:value="1.0831097295081324" table:formula="of:=[.G19]+1" table:style-name="ce15">
            <text:p>1.08</text:p>
          </table:table-cell>
          <table:table-cell table:number-columns-repeated="16376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currency" office:value="176248.40625" table:formula="of:=[.B19]*([.B$10]+1)" table:style-name="ce10">
            <text:p><text:s/>$176,248<text:s/></text:p>
          </table:table-cell>
          <table:table-cell office:value-type="currency" office:value="8812.4203125000004" table:formula="of:=[.B20]*[.B$4]" table:style-name="ce10">
            <text:p><text:s/>$8,81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0312.420312499999" table:formula="of:=[.C20]+[.D20]" table:style-name="ce10">
            <text:p><text:s/>$20,312<text:s/></text:p>
          </table:table-cell>
          <table:table-cell office:value-type="currency" office:value="279560.82656249998" table:formula="of:=[.E20]+[.F19]" table:style-name="ce10">
            <text:p><text:s/>$279,561<text:s/></text:p>
          </table:table-cell>
          <table:table-cell office:value-type="percentage" office:value="7.8351186826244867E-2" table:formula="of:=([.F20]-[.F19])/[.F19]" table:style-name="ce12">
            <text:p>8%</text:p>
          </table:table-cell>
          <table:table-cell office:value-type="float" office:value="1.0783511868262448" table:formula="of:=[.G20]+1" table:style-name="ce15">
            <text:p>1.08</text:p>
          </table:table-cell>
          <table:table-cell table:number-columns-repeated="16376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currency" office:value="185060.82656250001" table:formula="of:=[.B20]*([.B$10]+1)" table:style-name="ce10">
            <text:p><text:s/>$185,061<text:s/></text:p>
          </table:table-cell>
          <table:table-cell office:value-type="currency" office:value="9253.0413281250003" table:formula="of:=[.B21]*[.B$4]" table:style-name="ce10">
            <text:p><text:s/>$9,25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0753.041328125" table:formula="of:=[.C21]+[.D21]" table:style-name="ce10">
            <text:p><text:s/>$20,753<text:s/></text:p>
          </table:table-cell>
          <table:table-cell office:value-type="currency" office:value="300313.86789062497" table:formula="of:=[.E21]+[.F20]" table:style-name="ce10">
            <text:p><text:s/>$300,314<text:s/></text:p>
          </table:table-cell>
          <table:table-cell office:value-type="percentage" office:value="7.4234439722138043E-2" table:formula="of:=([.F21]-[.F20])/[.F20]" table:style-name="ce12">
            <text:p>7%</text:p>
          </table:table-cell>
          <table:table-cell office:value-type="float" office:value="1.0742344397221379" table:formula="of:=[.G21]+1" table:style-name="ce15">
            <text:p>1.07</text:p>
          </table:table-cell>
          <table:table-cell table:number-columns-repeated="16376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currency" office:value="194313.86789062503" table:formula="of:=[.B21]*([.B$10]+1)" table:style-name="ce10">
            <text:p><text:s/>$194,314<text:s/></text:p>
          </table:table-cell>
          <table:table-cell office:value-type="currency" office:value="9715.6933945312521" table:formula="of:=[.B22]*[.B$4]" table:style-name="ce10">
            <text:p><text:s/>$9,716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1215.693394531252" table:formula="of:=[.C22]+[.D22]" table:style-name="ce10">
            <text:p><text:s/>$21,216<text:s/></text:p>
          </table:table-cell>
          <table:table-cell office:value-type="currency" office:value="321529.56128515623" table:formula="of:=[.E22]+[.F21]" table:style-name="ce10">
            <text:p><text:s/>$321,530<text:s/></text:p>
          </table:table-cell>
          <table:table-cell office:value-type="percentage" office:value="7.0645067254296992E-2" table:formula="of:=([.F22]-[.F21])/[.F21]" table:style-name="ce12">
            <text:p>7%</text:p>
          </table:table-cell>
          <table:table-cell office:value-type="float" office:value="1.0706450672542971" table:formula="of:=[.G22]+1" table:style-name="ce15">
            <text:p>1.07</text:p>
          </table:table-cell>
          <table:table-cell table:number-columns-repeated="16376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currency" office:value="204029.56128515629" table:formula="of:=[.B22]*([.B$10]+1)" table:style-name="ce10">
            <text:p><text:s/>$204,030<text:s/></text:p>
          </table:table-cell>
          <table:table-cell office:value-type="currency" office:value="10201.478064257815" table:formula="of:=[.B23]*[.B$4]" table:style-name="ce10">
            <text:p><text:s/>$10,201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1701.478064257815" table:formula="of:=[.C23]+[.D23]" table:style-name="ce10">
            <text:p><text:s/>$21,701<text:s/></text:p>
          </table:table-cell>
          <table:table-cell office:value-type="currency" office:value="343231.03934941406" table:formula="of:=[.E23]+[.F22]" table:style-name="ce10">
            <text:p><text:s/>$343,231<text:s/></text:p>
          </table:table-cell>
          <table:table-cell office:value-type="percentage" office:value="6.7494503390347196E-2" table:formula="of:=([.F23]-[.F22])/[.F22]" table:style-name="ce12">
            <text:p>7%</text:p>
          </table:table-cell>
          <table:table-cell office:value-type="float" office:value="1.0674945033903471" table:formula="of:=[.G23]+1" table:style-name="ce15">
            <text:p>1.07</text:p>
          </table:table-cell>
          <table:table-cell table:number-columns-repeated="16376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currency" office:value="214231.03934941412" table:formula="of:=[.B23]*([.B$10]+1)" table:style-name="ce10">
            <text:p><text:s/>$214,231<text:s/></text:p>
          </table:table-cell>
          <table:table-cell office:value-type="currency" office:value="10711.551967470707" table:formula="of:=[.B24]*[.B$4]" table:style-name="ce10">
            <text:p><text:s/>$10,71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2211.551967470707" table:formula="of:=[.C24]+[.D24]" table:style-name="ce10">
            <text:p><text:s/>$22,212<text:s/></text:p>
          </table:table-cell>
          <table:table-cell office:value-type="currency" office:value="365442.59131688479" table:formula="of:=[.E24]+[.F23]" table:style-name="ce10">
            <text:p><text:s/>$365,443<text:s/></text:p>
          </table:table-cell>
          <table:table-cell office:value-type="percentage" office:value="6.4713121545103197E-2" table:formula="of:=([.F24]-[.F23])/[.F23]" table:style-name="ce12">
            <text:p>6%</text:p>
          </table:table-cell>
          <table:table-cell office:value-type="float" office:value="1.0647131215451031" table:formula="of:=[.G24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currency" office:value="224942.59131688482" table:formula="of:=[.B24]*([.B$10]+1)" table:style-name="ce10">
            <text:p><text:s/>$224,943<text:s/></text:p>
          </table:table-cell>
          <table:table-cell office:value-type="currency" office:value="11247.129565844241" table:formula="of:=[.B25]*[.B$4]" table:style-name="ce10">
            <text:p><text:s/>$11,247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2747.12956584424" table:formula="of:=[.C25]+[.D25]" table:style-name="ce10">
            <text:p><text:s/>$22,747<text:s/></text:p>
          </table:table-cell>
          <table:table-cell office:value-type="currency" office:value="388189.72088272905" table:formula="of:=[.E25]+[.F24]" table:style-name="ce10">
            <text:p><text:s/>$388,190<text:s/></text:p>
          </table:table-cell>
          <table:table-cell office:value-type="percentage" office:value="6.2245425427491084E-2" table:formula="of:=([.F25]-[.F24])/[.F24]" table:style-name="ce12">
            <text:p>6%</text:p>
          </table:table-cell>
          <table:table-cell office:value-type="float" office:value="1.0622454254274911" table:formula="of:=[.G25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currency" office:value="236189.72088272907" table:formula="of:=[.B25]*([.B$10]+1)" table:style-name="ce10">
            <text:p><text:s/>$236,190<text:s/></text:p>
          </table:table-cell>
          <table:table-cell office:value-type="currency" office:value="11809.486044136454" table:formula="of:=[.B26]*[.B$4]" table:style-name="ce10">
            <text:p><text:s/>$11,809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3309.486044136454" table:formula="of:=[.C26]+[.D26]" table:style-name="ce10">
            <text:p><text:s/>$23,309<text:s/></text:p>
          </table:table-cell>
          <table:table-cell office:value-type="currency" office:value="411499.2069268655" table:formula="of:=[.E26]+[.F25]" table:style-name="ce10">
            <text:p><text:s/>$411,499<text:s/></text:p>
          </table:table-cell>
          <table:table-cell office:value-type="percentage" office:value="6.0046633875651192E-2" table:formula="of:=([.F26]-[.F25])/[.F25]" table:style-name="ce12">
            <text:p>6%</text:p>
          </table:table-cell>
          <table:table-cell office:value-type="float" office:value="1.0600466338756511" table:formula="of:=[.G26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currency" office:value="247999.20692686553" table:formula="of:=[.B26]*([.B$10]+1)" table:style-name="ce10">
            <text:p><text:s/>$247,999<text:s/></text:p>
          </table:table-cell>
          <table:table-cell office:value-type="currency" office:value="12399.960346343278" table:formula="of:=[.B27]*[.B$4]" table:style-name="ce10">
            <text:p><text:s/>$12,40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3899.96034634328" table:formula="of:=[.C27]+[.D27]" table:style-name="ce10">
            <text:p><text:s/>$23,900<text:s/></text:p>
          </table:table-cell>
          <table:table-cell office:value-type="currency" office:value="435399.16727320879" table:formula="of:=[.E27]+[.F26]" table:style-name="ce10">
            <text:p><text:s/>$435,399<text:s/></text:p>
          </table:table-cell>
          <table:table-cell office:value-type="percentage" office:value="5.8080209983468946E-2" table:formula="of:=([.F27]-[.F26])/[.F26]" table:style-name="ce12">
            <text:p>6%</text:p>
          </table:table-cell>
          <table:table-cell office:value-type="float" office:value="1.058080209983469" table:formula="of:=[.G27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currency" office:value="260399.16727320882" table:formula="of:=[.B27]*([.B$10]+1)" table:style-name="ce10">
            <text:p><text:s/>$260,399<text:s/></text:p>
          </table:table-cell>
          <table:table-cell office:value-type="currency" office:value="13019.958363660442" table:formula="of:=[.B28]*[.B$4]" table:style-name="ce10">
            <text:p><text:s/>$13,02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4519.958363660444" table:formula="of:=[.C28]+[.D28]" table:style-name="ce10">
            <text:p><text:s/>$24,520<text:s/></text:p>
          </table:table-cell>
          <table:table-cell office:value-type="currency" office:value="459919.12563686923" table:formula="of:=[.E28]+[.F27]" table:style-name="ce10">
            <text:p><text:s/>$459,919<text:s/></text:p>
          </table:table-cell>
          <table:table-cell office:value-type="percentage" office:value="5.6316043315430594E-2" table:formula="of:=([.F28]-[.F27])/[.F27]" table:style-name="ce12">
            <text:p>6%</text:p>
          </table:table-cell>
          <table:table-cell office:value-type="float" office:value="1.0563160433154306" table:formula="of:=[.G28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currency" office:value="273419.12563686928" table:formula="of:=[.B28]*([.B$10]+1)" table:style-name="ce10">
            <text:p><text:s/>$273,419<text:s/></text:p>
          </table:table-cell>
          <table:table-cell office:value-type="currency" office:value="13670.956281843464" table:formula="of:=[.B29]*[.B$4]" table:style-name="ce10">
            <text:p><text:s/>$13,671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5170.956281843464" table:formula="of:=[.C29]+[.D29]" table:style-name="ce10">
            <text:p><text:s/>$25,171<text:s/></text:p>
          </table:table-cell>
          <table:table-cell office:value-type="currency" office:value="485090.08191871271" table:formula="of:=[.E29]+[.F28]" table:style-name="ce10">
            <text:p><text:s/>$485,090<text:s/></text:p>
          </table:table-cell>
          <table:table-cell office:value-type="percentage" office:value="5.4729092309410275E-2" table:formula="of:=([.F29]-[.F28])/[.F28]" table:style-name="ce12">
            <text:p>5%</text:p>
          </table:table-cell>
          <table:table-cell office:value-type="float" office:value="1.0547290923094104" table:formula="of:=[.G29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currency" office:value="287090.08191871276" table:formula="of:=[.B29]*([.B$10]+1)" table:style-name="ce10">
            <text:p><text:s/>$287,090<text:s/></text:p>
          </table:table-cell>
          <table:table-cell office:value-type="currency" office:value="14354.504095935639" table:formula="of:=[.B30]*[.B$4]" table:style-name="ce10">
            <text:p><text:s/>$14,355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5854.504095935641" table:formula="of:=[.C30]+[.D30]" table:style-name="ce10">
            <text:p><text:s/>$25,855<text:s/></text:p>
          </table:table-cell>
          <table:table-cell office:value-type="currency" office:value="510944.58601464832" table:formula="of:=[.E30]+[.F29]" table:style-name="ce10">
            <text:p><text:s/>$510,945<text:s/></text:p>
          </table:table-cell>
          <table:table-cell office:value-type="percentage" office:value="5.3298356448912287E-2" table:formula="of:=([.F30]-[.F29])/[.F29]" table:style-name="ce12">
            <text:p>5%</text:p>
          </table:table-cell>
          <table:table-cell office:value-type="float" office:value="1.0532983564489122" table:formula="of:=[.G30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currency" office:value="301444.58601464843" table:formula="of:=[.B30]*([.B$10]+1)" table:style-name="ce10">
            <text:p><text:s/>$301,445<text:s/></text:p>
          </table:table-cell>
          <table:table-cell office:value-type="currency" office:value="15072.229300732422" table:formula="of:=[.B31]*[.B$4]" table:style-name="ce10">
            <text:p><text:s/>$15,07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6572.229300732422" table:formula="of:=[.C31]+[.D31]" table:style-name="ce10">
            <text:p><text:s/>$26,572<text:s/></text:p>
          </table:table-cell>
          <table:table-cell office:value-type="currency" office:value="537516.81531538069" table:formula="of:=[.E31]+[.F30]" table:style-name="ce10">
            <text:p><text:s/>$537,517<text:s/></text:p>
          </table:table-cell>
          <table:table-cell office:value-type="percentage" office:value="5.2006088386208231E-2" table:formula="of:=([.F31]-[.F30])/[.F30]" table:style-name="ce12">
            <text:p>5%</text:p>
          </table:table-cell>
          <table:table-cell office:value-type="float" office:value="1.0520060883862081" table:formula="of:=[.G31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currency" office:value="316516.81531538087" table:formula="of:=[.B31]*([.B$10]+1)" table:style-name="ce10">
            <text:p><text:s/>$316,517<text:s/></text:p>
          </table:table-cell>
          <table:table-cell office:value-type="currency" office:value="15825.840765769044" table:formula="of:=[.B32]*[.B$4]" table:style-name="ce10">
            <text:p><text:s/>$15,826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7325.840765769044" table:formula="of:=[.C32]+[.D32]" table:style-name="ce10">
            <text:p><text:s/>$27,326<text:s/></text:p>
          </table:table-cell>
          <table:table-cell office:value-type="currency" office:value="564842.6560811497" table:formula="of:=[.E32]+[.F31]" table:style-name="ce10">
            <text:p><text:s/>$564,843<text:s/></text:p>
          </table:table-cell>
          <table:table-cell office:value-type="percentage" office:value="5.0837183111631483E-2" table:formula="of:=([.F32]-[.F31])/[.F31]" table:style-name="ce12">
            <text:p>5%</text:p>
          </table:table-cell>
          <table:table-cell office:value-type="float" office:value="1.0508371831116314" table:formula="of:=[.G32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currency" office:value="332342.65608114994" table:formula="of:=[.B32]*([.B$10]+1)" table:style-name="ce10">
            <text:p><text:s/>$332,343<text:s/></text:p>
          </table:table-cell>
          <table:table-cell office:value-type="currency" office:value="16617.132804057499" table:formula="of:=[.B33]*[.B$4]" table:style-name="ce10">
            <text:p><text:s/>$16,617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8117.132804057499" table:formula="of:=[.C33]+[.D33]" table:style-name="ce10">
            <text:p><text:s/>$28,117<text:s/></text:p>
          </table:table-cell>
          <table:table-cell office:value-type="currency" office:value="592959.78888520715" table:formula="of:=[.E33]+[.F32]" table:style-name="ce10">
            <text:p><text:s/>$592,960<text:s/></text:p>
          </table:table-cell>
          <table:table-cell office:value-type="percentage" office:value="4.9778699433100038E-2" table:formula="of:=([.F33]-[.F32])/[.F32]" table:style-name="ce12">
            <text:p>5%</text:p>
          </table:table-cell>
          <table:table-cell office:value-type="float" office:value="1.0497786994331" table:formula="of:=[.G33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currency" office:value="348959.78888520744" table:formula="of:=[.B33]*([.B$10]+1)" table:style-name="ce10">
            <text:p><text:s/>$348,960<text:s/></text:p>
          </table:table-cell>
          <table:table-cell office:value-type="currency" office:value="17447.989444260373" table:formula="of:=[.B34]*[.B$4]" table:style-name="ce10">
            <text:p><text:s/>$17,448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8947.989444260373" table:formula="of:=[.C34]+[.D34]" table:style-name="ce10">
            <text:p><text:s/>$28,948<text:s/></text:p>
          </table:table-cell>
          <table:table-cell office:value-type="currency" office:value="621907.77832946752" table:formula="of:=[.E34]+[.F33]" table:style-name="ce10">
            <text:p><text:s/>$621,908<text:s/></text:p>
          </table:table-cell>
          <table:table-cell office:value-type="percentage" office:value="4.8819481500902408E-2" table:formula="of:=([.F34]-[.F33])/[.F33]" table:style-name="ce12">
            <text:p>5%</text:p>
          </table:table-cell>
          <table:table-cell office:value-type="float" office:value="1.0488194815009024" table:formula="of:=[.G34]+1" table:style-name="ce15">
            <text:p>1.05</text:p>
          </table:table-cell>
          <table:table-cell table:number-columns-repeated="16376"/>
        </table:table-row>
        <table:table-row table:style-name="ro15">
          <table:table-cell table:number-columns-repeated="5" table:style-name="ce1"/>
          <table:table-cell table:style-name="ce13"/>
          <table:table-cell office:value-type="string" table:style-name="ce16">
            <text:p>Time-weighted return</text:p>
          </table:table-cell>
          <table:table-cell office:value-type="percentage" office:value="2.417075705106964" table:formula="of:=([.H16]*[.H17]*[.H18]*[.H19]*[.H20]*[.H21]*[.H22]*[.H23]*[.H24]*[.H25]*[.H26]*[.H27]*[.H28]*[.H29]*[.H30]*[.H31]*[.H32]*[.H33]*[.H34])-1" table:style-name="ce17">
            <text:p>242%</text:p>
          </table:table-cell>
          <table:table-cell table:number-columns-repeated="16376"/>
        </table:table-row>
        <table:table-row table:style-name="ro16">
          <table:table-cell table:number-columns-repeated="6" table:style-name="ce1"/>
          <table:table-cell office:value-type="string" table:style-name="ce16">
            <text:p>Annualized return (based on TWR)</text:p>
          </table:table-cell>
          <table:table-cell office:value-type="percentage" office:value="6.6810015341141726E-2" table:formula="of:=(1+[.H35])^(1/19) -1" table:style-name="ce18">
            <text:p>6.68%</text:p>
          </table:table-cell>
          <table:table-cell table:number-columns-repeated="16376"/>
        </table:table-row>
        <table:table-row table:style-name="ro17">
          <table:table-cell table:number-columns-repeated="3" table:style-name="ce1"/>
          <table:table-cell table:style-name="ce1">
            <draw:custom-shape svg:x="0.09077in" svg:y="0.24206in" svg:width="2.47917in" svg:height="0.95833in" draw:z-index="1" draw:id="id25" draw:style-name="a79" draw:name="Shape 28">
              <svg:title/>
              <svg:desc/>
              <text:p text:style-name="a78" text:class-names="" text:cond-style-name=""><text:span text:style-name="a76" text:class-names="">based on the ending value and beginning value (to double check my ROI)</text:span><text:span text:style-name="a77" text:class-names=""/></text:p>
    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0 - ?f10"/>
                <draw:equation draw:name="f28" draw:formula="0 - ?f7"/>
                <draw:equation draw:name="f29" draw:formula="atan2(?f27, ?f28)"/>
                <draw:equation draw:name="f30" draw:formula="0 - ?f29"/>
                <draw:equation draw:name="f31" draw:formula="?f30 * ?f1 / ?f13"/>
                <draw:equation draw:name="f32" draw:formula="?f31 - ?f2"/>
                <draw:equation draw:name="f33" draw:formula="?f0 + ?f32"/>
                <draw:equation draw:name="f34" draw:formula="21550000 - ?f33"/>
                <draw:equation draw:name="f35" draw:formula="if(?f34, ?f33, 21550000)"/>
                <draw:equation draw:name="f36" draw:formula="-21550000 - ?f35"/>
                <draw:equation draw:name="f37" draw:formula="if(?f36, -21550000, ?f35)"/>
                <draw:equation draw:name="f38" draw:formula="?f2 + ?f37"/>
                <draw:equation draw:name="f39" draw:formula="?f2 + ?f2"/>
                <draw:equation draw:name="f40" draw:formula="?f39 * ?f13 / ?f1"/>
                <draw:equation draw:name="f41" draw:formula="0 - ?f40"/>
                <draw:equation draw:name="f42" draw:formula="cos(?f41)"/>
                <draw:equation draw:name="f43" draw:formula="0 - ?f42"/>
                <draw:equation draw:name="f44" draw:formula="?f43 * ?f11"/>
                <draw:equation draw:name="f45" draw:formula="sin(?f41)"/>
                <draw:equation draw:name="f46" draw:formula="0 - ?f45"/>
                <draw:equation draw:name="f47" draw:formula="?f46 * ?f8"/>
                <draw:equation draw:name="f48" draw:formula="sqrt(?f44 * ?f44 + ?f47 * ?f47 + 0 * 0)"/>
                <draw:equation draw:name="f49" draw:formula="?f11 * ?f8 / ?f48"/>
                <draw:equation draw:name="f50" draw:formula="?f46 * ?f49"/>
                <draw:equation draw:name="f51" draw:formula="?f12 - ?f50"/>
                <draw:equation draw:name="f52" draw:formula="?f43 * ?f49"/>
                <draw:equation draw:name="f53" draw:formula="?f6 - ?f52"/>
                <draw:equation draw:name="f54" draw:formula="?f51 - ?f11"/>
                <draw:equation draw:name="f55" draw:formula="?f53 - ?f8"/>
                <draw:equation draw:name="f56" draw:formula="?f51 + ?f11"/>
                <draw:equation draw:name="f57" draw:formula="?f53 + ?f8"/>
                <draw:equation draw:name="f58" draw:formula="?f38 + ?f2"/>
                <draw:equation draw:name="f59" draw:formula="?f58 * ?f13 / ?f1"/>
                <draw:equation draw:name="f60" draw:formula="0 - ?f59"/>
                <draw:equation draw:name="f61" draw:formula="cos(?f60)"/>
                <draw:equation draw:name="f62" draw:formula="0 - ?f61"/>
                <draw:equation draw:name="f63" draw:formula="?f62 * ?f11"/>
                <draw:equation draw:name="f64" draw:formula="sin(?f60)"/>
                <draw:equation draw:name="f65" draw:formula="0 - ?f64"/>
                <draw:equation draw:name="f66" draw:formula="?f65 * ?f8"/>
                <draw:equation draw:name="f67" draw:formula="sqrt(?f63 * ?f63 + ?f66 * ?f66 + 0 * 0)"/>
                <draw:equation draw:name="f68" draw:formula="?f11 * ?f8 / ?f67"/>
                <draw:equation draw:name="f69" draw:formula="?f65 * ?f68"/>
                <draw:equation draw:name="f70" draw:formula="?f51 + ?f69"/>
                <draw:equation draw:name="f71" draw:formula="?f62 * ?f68"/>
                <draw:equation draw:name="f72" draw:formula="?f53 + ?f71"/>
                <draw:equation draw:name="f73" draw:formula="if(?f37, ?f12, ?f54)"/>
                <draw:equation draw:name="f74" draw:formula="if(?f37, ?f6, ?f55)"/>
                <draw:equation draw:name="f75" draw:formula="if(?f37, ?f12, ?f56)"/>
                <draw:equation draw:name="f76" draw:formula="if(?f37, ?f6, ?f57)"/>
                <draw:equation draw:name="f77" draw:formula="if(?f37, ?f54, ?f70)"/>
                <draw:equation draw:name="f78" draw:formula="if(?f37, ?f55, ?f72)"/>
                <draw:equation draw:name="f79" draw:formula="if(?f37, ?f56, ?f70)"/>
                <draw:equation draw:name="f80" draw:formula="if(?f37, ?f57, ?f72)"/>
              </draw:enhanced-geometry>
            </draw:custom-shape>
          </table:table-cell>
          <table:table-cell table:style-name="ce1"/>
          <table:table-cell table:style-name="ce1">
            <draw:connector draw:type="line" svg:x1="0.35714in" svg:y1="1.0501in" svg:x2="1.39683in" svg:y2="0.65079in" draw:id="id26" draw:style-name="a81" draw:name="Shape 29">
              <svg:title/>
              <svg:desc/>
            </draw:connector>
          </table:table-cell>
          <table:table-cell office:value-type="string" table:style-name="ce16">
            <text:p>Annualized return (CAGR)</text:p>
          </table:table-cell>
          <table:table-cell office:value-type="percentage" office:value="6.6810015341141726E-2" table:formula="of:=([.F34]/[.B6])^(1/19)-1" table:style-name="ce18">
            <text:p>6.68%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12"/>
          <table:table-cell table:number-columns-repeated="16377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References: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https://www.fool.com/about/how-to-calculate-investment-returns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9">
            <text:p><text:a xlink:href="https://www.wallstreetmojo.com/cagr-formula/">https://www.wallstreetmojo.com/cagr-formula/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https://www.thebalance.com/retirement-savings-benchmarks-4150169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952" table:style-name="ro1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  <table:table table:name="Generate_insights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" table:default-cell-style-name="ce1"/>
        <table:table-column table:style-name="co13" table:default-cell-style-name="ce1"/>
        <table:table-column table:style-name="co2" table:number-columns-repeated="14" table:default-cell-style-name="ce1"/>
        <table:table-column table:style-name="co3" table:number-columns-repeated="16358" table:default-cell-style-name="ce1"/>
        <table:table-row table:style-name="ro18">
          <table:table-cell office:value-type="string" table:style-name="ce6">
            <text:p>Inputs</text:p>
          </table:table-cell>
          <table:table-cell table:number-columns-repeated="6" table:style-name="ce1"/>
          <table:table-cell office:value-type="string" table:style-name="ce20">
            <text:p>Inputs</text:p>
          </table:table-cell>
          <table:table-cell office:value-type="string" table:style-name="ce20">
            <text:p>Original values</text:p>
          </table:table-cell>
          <table:table-cell office:value-type="string" table:style-name="ce20">
            <text:p>10% increase</text:p>
          </table:table-cell>
          <table:table-cell table:style-name="ce1"/>
          <table:table-cell office:value-type="string" table:style-name="ce20">
            <text:p>Inputs</text:p>
          </table:table-cell>
          <table:table-cell office:value-type="string" table:style-name="ce16">
            <text:p>Absolute impact of 10% change (based on rate of return)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Age</text:p>
          </table:table-cell>
          <table:table-cell office:value-type="float" office:value="46" table:style-name="ce7">
            <text:p>46</text:p>
          </table:table-cell>
          <table:table-cell table:number-columns-repeated="2" table:style-name="ce1"/>
          <table:table-cell office:value-type="string" table:style-name="ce16">
            <text:p>Amount she needs in savings after she retires</text:p>
          </table:table-cell>
          <table:table-cell office:value-type="currency" office:value="500000" table:formula="of:=[.B12]/[.B11]" table:style-name="ce9">
            <text:p><text:s/>$500,000<text:s/></text:p>
          </table:table-cell>
          <table:table-cell table:style-name="ce1"/>
          <table:table-cell office:value-type="string" table:style-name="ce21">
            <text:p>Current salary</text:p>
          </table:table-cell>
          <table:table-cell office:value-type="currency" office:value="145000" table:style-name="ce9">
            <text:p><text:s/>$145,000<text:s/></text:p>
          </table:table-cell>
          <table:table-cell office:value-type="currency" office:value="159500" table:formula="of:=[.I2]*1.1" table:style-name="ce22">
            <text:p><text:s/>$159,500<text:s/></text:p>
          </table:table-cell>
          <table:table-cell table:style-name="ce1"/>
          <table:table-cell office:value-type="string" table:style-name="ce8">
            <text:p>Retirement fund current value (before she turns 46)</text:p>
          </table:table-cell>
          <table:table-cell office:value-type="percentage" office:value="3.7000000000000002E-3" table:style-name="ce18">
            <text:p>0.37%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Current salary</text:p>
          </table:table-cell>
          <table:table-cell office:value-type="currency" office:value="145000" table:style-name="ce10">
            <text:p><text:s/>$145,000<text:s/></text:p>
          </table:table-cell>
          <table:table-cell table:number-columns-repeated="2" table:style-name="ce1"/>
          <table:table-cell office:value-type="string" table:style-name="ce16">
            <text:p>Amount that she has when she retires</text:p>
          </table:table-cell>
          <table:table-cell office:value-type="currency" office:value="621907.77832946752" table:formula="of:=[.F39]" table:style-name="ce9">
            <text:p><text:s/>$621,908<text:s/></text:p>
          </table:table-cell>
          <table:table-cell table:style-name="ce1"/>
          <table:table-cell office:value-type="string" table:style-name="ce23">
            <text:p>Employer contribution</text:p>
          </table:table-cell>
          <table:table-cell office:value-type="percentage" office:value="0.05" table:style-name="ce17">
            <text:p>5%</text:p>
          </table:table-cell>
          <table:table-cell office:value-type="percentage" office:value="5.5000000000000007E-2" table:formula="of:=[.I3]*1.1" table:style-name="ce18">
            <text:p>5.50%</text:p>
          </table:table-cell>
          <table:table-cell table:style-name="ce1"/>
          <table:table-cell office:value-type="string" table:style-name="ce8">
            <text:p>Susan's contribution</text:p>
          </table:table-cell>
          <table:table-cell office:value-type="percentage" office:value="2E-3" table:style-name="ce18">
            <text:p>0.20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mployer contribution</text:p>
          </table:table-cell>
          <table:table-cell office:value-type="percentage" office:value="0.05" table:style-name="ce24">
            <text:p>5.00%</text:p>
          </table:table-cell>
          <table:table-cell table:number-columns-repeated="2" table:style-name="ce1"/>
          <table:table-cell office:value-type="string" table:style-name="ce20">
            <text:p>Rate of return</text:p>
          </table:table-cell>
          <table:table-cell office:value-type="percentage" office:value="6.6810015341141726E-2" table:formula="of:=[.H45]" table:style-name="ce18">
            <text:p>6.68%</text:p>
          </table:table-cell>
          <table:table-cell table:style-name="ce1"/>
          <table:table-cell office:value-type="string" table:style-name="ce8">
            <text:p>Susan's contribution</text:p>
          </table:table-cell>
          <table:table-cell office:value-type="currency" office:value="11500" table:style-name="ce9">
            <text:p><text:s/>$11,500<text:s/></text:p>
          </table:table-cell>
          <table:table-cell office:value-type="currency" office:value="12650.000000000002" table:formula="of:=[.I4]*1.1" table:style-name="ce22">
            <text:p><text:s/>$12,650<text:s/></text:p>
          </table:table-cell>
          <table:table-cell table:style-name="ce1"/>
          <table:table-cell office:value-type="string" table:style-name="ce21">
            <text:p>Current salary</text:p>
          </table:table-cell>
          <table:table-cell office:value-type="percentage" office:value="2E-3" table:style-name="ce18">
            <text:p>0.20%</text:p>
          </table:table-cell>
          <table:table-cell table:number-columns-repeated="16371"/>
        </table:table-row>
        <table:table-row table:style-name="ro1">
          <table:table-cell office:value-type="string" table:style-name="ce13">
            <text:p>Susan's contribution</text:p>
          </table:table-cell>
          <table:table-cell office:value-type="currency" office:value="11500" table:style-name="ce10">
            <text:p><text:s/>$11,500<text:s/></text:p>
          </table:table-cell>
          <table:table-cell table:number-columns-repeated="2" table:style-name="ce1"/>
          <table:table-cell office:value-type="string" table:style-name="ce20">
            <text:p>Difference</text:p>
          </table:table-cell>
          <table:table-cell office:value-type="currency" office:value="121907.77832946752" table:formula="of:=[.F3]-[.F2]" table:style-name="ce9">
            <text:p><text:s/>$121,908<text:s/></text:p>
          </table:table-cell>
          <table:table-cell table:style-name="ce1"/>
          <table:table-cell office:value-type="string" table:style-name="ce8">
            <text:p>Retirement fund current value (before she turns 46)</text:p>
          </table:table-cell>
          <table:table-cell office:value-type="currency" office:value="182000" table:style-name="ce9">
            <text:p><text:s/>$182,000<text:s/></text:p>
          </table:table-cell>
          <table:table-cell office:value-type="currency" office:value="200200.00000000003" table:formula="of:=[.I5]*1.1" table:style-name="ce22">
            <text:p><text:s/>$200,200<text:s/></text:p>
          </table:table-cell>
          <table:table-cell table:style-name="ce1"/>
          <table:table-cell office:value-type="string" table:style-name="ce23">
            <text:p>Employer contribution</text:p>
          </table:table-cell>
          <table:table-cell office:value-type="percentage" office:value="2E-3" table:style-name="ce18">
            <text:p>0.20%</text:p>
          </table:table-cell>
          <table:table-cell table:number-columns-repeated="16371"/>
        </table:table-row>
        <table:table-row table:style-name="ro19">
          <table:table-cell office:value-type="string" table:style-name="ce13">
            <text:p>Retirement fund current value</text:p>
          </table:table-cell>
          <table:table-cell office:value-type="currency" office:value="182000" table:style-name="ce10">
            <text:p><text:s/>$182,000<text:s/></text:p>
          </table:table-cell>
          <table:table-cell table:number-columns-repeated="5" table:style-name="ce1"/>
          <table:table-cell office:value-type="string" table:style-name="ce8">
            <text:p>Salary increase/decrease</text:p>
          </table:table-cell>
          <table:table-cell office:value-type="percentage" office:value="0.05" table:style-name="ce17">
            <text:p>5%</text:p>
          </table:table-cell>
          <table:table-cell office:value-type="percentage" office:value="5.5000000000000007E-2" table:formula="of:=[.I6]*1.1" table:style-name="ce18">
            <text:p>5.50%</text:p>
          </table:table-cell>
          <table:table-cell table:style-name="ce1"/>
          <table:table-cell office:value-type="string" table:style-name="ce8">
            <text:p>Salary increase/decrease</text:p>
          </table:table-cell>
          <table:table-cell office:value-type="percentage" office:value="1E-3" table:style-name="ce18">
            <text:p>0.10%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Life expectancy</text:p>
          </table:table-cell>
          <table:table-cell office:value-type="float" office:value="30" table:style-name="ce14">
            <text:p>30</text:p>
          </table:table-cell>
          <table:table-cell table:number-columns-repeated="9" table:style-name="ce1"/>
          <table:table-cell table:style-name="ce1">
            <draw:frame draw:z-index="1" draw:id="id27" draw:style-name="a82" draw:name="Chart 1" svg:x="0in" svg:y="0.19792in" svg:width="6.25in" svg:height="3.86458in" style:rel-width="scale" style:rel-height="scale">
              <draw:object xlink:href="Object 1/" xlink:type="simple" xlink:show="embed" xlink:actuate="onLoad"/>
              <svg:title>Chart</svg:title>
              <svg:desc/>
            </draw:frame>
          </table:table-cell>
          <table:table-cell table:number-columns-repeated="16372" table:style-name="ce1"/>
        </table:table-row>
        <table:table-row table:style-name="ro15">
          <table:table-cell office:value-type="string" table:style-name="ce7">
            <text:p>Retirement age</text:p>
          </table:table-cell>
          <table:table-cell office:value-type="float" office:value="65" table:style-name="ce14">
            <text:p>65</text:p>
          </table:table-cell>
          <table:table-cell table:number-columns-repeated="3" table:style-name="ce1"/>
          <table:table-cell table:style-name="ce6"/>
          <table:table-cell table:style-name="ce25"/>
          <table:table-cell table:style-name="ce1"/>
          <table:table-cell office:value-type="string" office:string-value="Inputs" table:formula="of:=[.H1]" table:style-name="ce20">
            <text:p>Inputs</text:p>
          </table:table-cell>
          <table:table-cell office:value-type="string" table:style-name="ce16">
            <text:p>Absolute impact of 10% change (based on ending fund balance)</text:p>
          </table:table-cell>
          <table:table-cell table:number-columns-repeated="16374" table:style-name="ce1"/>
        </table:table-row>
        <table:table-row table:style-name="ro20">
          <table:table-cell office:value-type="string" table:style-name="ce7">
            <text:p>Time span</text:p>
          </table:table-cell>
          <table:table-cell office:value-type="float" office:value="19" table:formula="of:=[.B8]-[.B2]" table:style-name="ce14">
            <text:p>19</text:p>
          </table:table-cell>
          <table:table-cell table:number-columns-repeated="3" table:style-name="ce1"/>
          <table:table-cell table:style-name="ce13"/>
          <table:table-cell table:style-name="ce24"/>
          <table:table-cell table:style-name="ce1"/>
          <table:table-cell office:value-type="string" table:style-name="ce21">
            <text:p>Current salary</text:p>
          </table:table-cell>
          <table:table-cell office:value-type="currency" office:value="22141" table:style-name="ce9">
            <text:p><text:s/>$22,141<text:s/></text:p>
          </table:table-cell>
          <table:table-cell table:number-columns-repeated="16374" table:style-name="ce1"/>
        </table:table-row>
        <table:table-row table:style-name="ro21">
          <table:table-cell office:value-type="string" table:style-name="ce13">
            <text:p>Salary increase/decrease</text:p>
          </table:table-cell>
          <table:table-cell office:value-type="percentage" office:value="0.05" table:style-name="ce24">
            <text:p>5.00%</text:p>
          </table:table-cell>
          <table:table-cell table:number-columns-repeated="3" table:style-name="ce1"/>
          <table:table-cell table:style-name="ce13"/>
          <table:table-cell table:style-name="ce24"/>
          <table:table-cell table:style-name="ce1"/>
          <table:table-cell office:value-type="string" table:style-name="ce23">
            <text:p>Employer contribution</text:p>
          </table:table-cell>
          <table:table-cell office:value-type="currency" office:value="22141" table:style-name="ce9">
            <text:p><text:s/>$22,141<text:s/></text:p>
          </table:table-cell>
          <table:table-cell table:number-columns-repeated="16374" table:style-name="ce1"/>
        </table:table-row>
        <table:table-row table:style-name="ro22">
          <table:table-cell office:value-type="string" table:style-name="ce13">
            <text:p>Withdrawal rate</text:p>
          </table:table-cell>
          <table:table-cell office:value-type="percentage" office:value="0.04" table:style-name="ce12">
            <text:p>4%</text:p>
          </table:table-cell>
          <table:table-cell table:number-columns-repeated="3" table:style-name="ce1"/>
          <table:table-cell table:style-name="ce14"/>
          <table:table-cell table:style-name="ce24"/>
          <table:table-cell table:style-name="ce1"/>
          <table:table-cell office:value-type="string" table:style-name="ce8">
            <text:p>Susan's contribution</text:p>
          </table:table-cell>
          <table:table-cell office:value-type="currency" office:value="21850" table:style-name="ce9">
            <text:p><text:s/>$21,850<text:s/>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13">
            <text:p>Withdrawal per year after retiring</text:p>
          </table:table-cell>
          <table:table-cell office:value-type="currency" office:value="20000" table:style-name="ce10">
            <text:p><text:s/>$20,000<text:s/></text:p>
          </table:table-cell>
          <table:table-cell table:number-columns-repeated="3" table:style-name="ce1"/>
          <table:table-cell table:style-name="ce11"/>
          <table:table-cell table:style-name="ce24"/>
          <table:table-cell table:style-name="ce1"/>
          <table:table-cell office:value-type="string" table:style-name="ce8">
            <text:p>Retirement fund current value</text:p>
          </table:table-cell>
          <table:table-cell office:value-type="currency" office:value="18200" table:style-name="ce9">
            <text:p><text:s/>$18,200<text:s/></text:p>
          </table:table-cell>
          <table:table-cell table:number-columns-repeated="16374" table:style-name="ce1"/>
        </table:table-row>
        <table:table-row table:style-name="ro4">
          <table:table-cell table:number-columns-repeated="4" table:style-name="ce1"/>
          <table:table-cell table:style-name="ce10"/>
          <table:table-cell table:style-name="ce13"/>
          <table:table-cell table:style-name="ce24"/>
          <table:table-cell table:style-name="ce1"/>
          <table:table-cell office:value-type="string" table:style-name="ce8">
            <text:p>Salary increase/decrease</text:p>
          </table:table-cell>
          <table:table-cell office:value-type="currency" office:value="11336" table:style-name="ce9">
            <text:p><text:s/>$11,336<text:s/>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">
            <draw:frame draw:z-index="2" draw:id="id28" draw:style-name="a83" draw:name="Chart 2" svg:x="0in" svg:y="0.20486in" svg:width="6.25in" svg:height="3.86458in" style:rel-width="scale" style:rel-height="scale">
              <draw:object xlink:href="Object 2/" xlink:type="simple" xlink:show="embed" xlink:actuate="onLoad"/>
              <svg:title>Chart</svg:title>
              <svg:desc/>
            </draw:frame>
          </table:table-cell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3" table:style-name="ce1"/>
          <table:table-cell office:value-type="string" table:style-name="ce16">
            <text:p>Baseline ending balance</text:p>
          </table:table-cell>
          <table:table-cell office:value-type="currency" office:value="621908" table:style-name="ce9">
            <text:p><text:s/>$621,908<text:s/>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3" table:style-name="ce1"/>
          <table:table-cell office:value-type="string" table:style-name="ce16">
            <text:p>Change in ending balance</text:p>
          </table:table-cell>
          <table:table-cell office:value-type="currency" office:value="-0.22167053248267621" table:formula="of:=[.F3]-[.J15]" table:style-name="ce9">
            <text:p><text:s/>$(0)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3" table:style-name="ce1"/>
          <table:table-cell table:style-name="ce25"/>
          <table:table-cell table:style-name="ce10"/>
          <table:table-cell table:number-columns-repeated="16374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3" table:style-name="ce1"/>
          <table:table-cell office:value-type="string" table:style-name="ce16">
            <text:p>Baseline ending balance</text:p>
          </table:table-cell>
          <table:table-cell office:value-type="percentage" office:value="6.6799999999999998E-2" table:style-name="ce18">
            <text:p>6.68%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Model</text:p>
          </table:table-cell>
          <table:table-cell table:number-columns-repeated="7" table:style-name="ce1"/>
          <table:table-cell office:value-type="string" table:style-name="ce16">
            <text:p>Change in ending balance</text:p>
          </table:table-cell>
          <table:table-cell office:value-type="percentage" office:value="1.0015341141728085E-5" table:formula="of:=[.F4]-[.J18]" table:style-name="ce18">
            <text:p>0.00%</text:p>
          </table:table-cell>
          <table:table-cell table:number-columns-repeated="16374"/>
        </table:table-row>
        <table:table-row table:style-name="ro14">
          <table:table-cell office:value-type="string" table:style-name="ce14">
            <text:p>Year</text:p>
          </table:table-cell>
          <table:table-cell office:value-type="string" table:style-name="ce13">
            <text:p>Salary (before taxes)</text:p>
          </table:table-cell>
          <table:table-cell office:value-type="string" office:string-value="Employer contribution" table:formula="of:=[.A4]" table:style-name="ce13">
            <text:p>Employer contribution</text:p>
          </table:table-cell>
          <table:table-cell office:value-type="string" office:string-value="Susan's contribution" table:formula="of:=[.A5]" table:style-name="ce13">
            <text:p>Susan's contribution</text:p>
          </table:table-cell>
          <table:table-cell office:value-type="string" table:style-name="ce13">
            <text:p>Total investment amount</text:p>
          </table:table-cell>
          <table:table-cell office:value-type="string" table:style-name="ce13">
            <text:p>Ending fund balance</text:p>
          </table:table-cell>
          <table:table-cell office:value-type="string" table:style-name="ce13">
            <text:p>Annual rate of return</text:p>
          </table:table-cell>
          <table:table-cell office:value-type="string" table:style-name="ce13">
            <text:p>Add 1<text:s/>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currency" office:value="145000" table:formula="of:=[.B3]" table:style-name="ce10">
            <text:p><text:s/>$145,000<text:s/></text:p>
          </table:table-cell>
          <table:table-cell office:value-type="currency" office:value="7250" table:formula="of:=[.B21]*[.B$4]" table:style-name="ce10">
            <text:p><text:s/>$7,25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8750" table:formula="of:=[.C21]+[.D21]" table:style-name="ce10">
            <text:p><text:s/>$18,750<text:s/></text:p>
          </table:table-cell>
          <table:table-cell office:value-type="currency" office:value="200750" table:formula="of:=[.B6]+[.E21]" table:style-name="ce10">
            <text:p><text:s/>$200,750<text:s/></text:p>
          </table:table-cell>
          <table:table-cell office:value-type="percentage" office:value="0.10302197802197802" table:formula="of:=([.F21]-[.B$6])/[.B$6]" table:style-name="ce12">
            <text:p>10%</text:p>
          </table:table-cell>
          <table:table-cell office:value-type="float" office:value="1.1030219780219781" table:formula="of:=[.G21]+1" table:style-name="ce15">
            <text:p>1.1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currency" office:value="152250" table:formula="of:=[.B21]*([.B$10]+1)" table:style-name="ce10">
            <text:p><text:s/>$152,250<text:s/></text:p>
          </table:table-cell>
          <table:table-cell office:value-type="currency" office:value="7612.5" table:formula="of:=[.B22]*[.B$4]" table:style-name="ce10">
            <text:p><text:s/>$7,61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112.5" table:formula="of:=[.C22]+[.D22]" table:style-name="ce10">
            <text:p><text:s/>$19,113<text:s/></text:p>
          </table:table-cell>
          <table:table-cell office:value-type="currency" office:value="219862.5" table:formula="of:=[.E22]+[.F21]" table:style-name="ce10">
            <text:p><text:s/>$219,863<text:s/></text:p>
          </table:table-cell>
          <table:table-cell office:value-type="percentage" office:value="9.5205479452054792E-2" table:formula="of:=([.F22]-[.F21])/[.F21]" table:style-name="ce12">
            <text:p>10%</text:p>
          </table:table-cell>
          <table:table-cell office:value-type="float" office:value="1.0952054794520547" table:formula="of:=[.G22]+1" table:style-name="ce15">
            <text:p>1.10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currency" office:value="159862.5" table:formula="of:=[.B22]*([.B$10]+1)" table:style-name="ce10">
            <text:p><text:s/>$159,863<text:s/></text:p>
          </table:table-cell>
          <table:table-cell office:value-type="currency" office:value="7993.125" table:formula="of:=[.B23]*[.B$4]" table:style-name="ce10">
            <text:p><text:s/>$7,99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493.125" table:formula="of:=[.C23]+[.D23]" table:style-name="ce10">
            <text:p><text:s/>$19,493<text:s/></text:p>
          </table:table-cell>
          <table:table-cell office:value-type="currency" office:value="239355.625" table:formula="of:=[.E23]+[.F22]" table:style-name="ce10">
            <text:p><text:s/>$239,356<text:s/></text:p>
          </table:table-cell>
          <table:table-cell office:value-type="percentage" office:value="8.866052646540451E-2" table:formula="of:=([.F23]-[.F22])/[.F22]" table:style-name="ce12">
            <text:p>9%</text:p>
          </table:table-cell>
          <table:table-cell office:value-type="float" office:value="1.0886605264654046" table:formula="of:=[.G23]+1" table:style-name="ce15">
            <text:p>1.09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currency" office:value="167855.625" table:formula="of:=[.B23]*([.B$10]+1)" table:style-name="ce10">
            <text:p><text:s/>$167,856<text:s/></text:p>
          </table:table-cell>
          <table:table-cell office:value-type="currency" office:value="8392.78125" table:formula="of:=[.B24]*[.B$4]" table:style-name="ce10">
            <text:p><text:s/>$8,39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892.78125" table:formula="of:=[.C24]+[.D24]" table:style-name="ce10">
            <text:p><text:s/>$19,893<text:s/></text:p>
          </table:table-cell>
          <table:table-cell office:value-type="currency" office:value="259248.40625" table:formula="of:=[.E24]+[.F23]" table:style-name="ce10">
            <text:p><text:s/>$259,248<text:s/></text:p>
          </table:table-cell>
          <table:table-cell office:value-type="percentage" office:value="8.3109729508132515E-2" table:formula="of:=([.F24]-[.F23])/[.F23]" table:style-name="ce12">
            <text:p>8%</text:p>
          </table:table-cell>
          <table:table-cell office:value-type="float" office:value="1.0831097295081324" table:formula="of:=[.G24]+1" table:style-name="ce15">
            <text:p>1.08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currency" office:value="176248.40625" table:formula="of:=[.B24]*([.B$10]+1)" table:style-name="ce10">
            <text:p><text:s/>$176,248<text:s/></text:p>
          </table:table-cell>
          <table:table-cell office:value-type="currency" office:value="8812.4203125000004" table:formula="of:=[.B25]*[.B$4]" table:style-name="ce10">
            <text:p><text:s/>$8,81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0312.420312499999" table:formula="of:=[.C25]+[.D25]" table:style-name="ce10">
            <text:p><text:s/>$20,312<text:s/></text:p>
          </table:table-cell>
          <table:table-cell office:value-type="currency" office:value="279560.82656249998" table:formula="of:=[.E25]+[.F24]" table:style-name="ce10">
            <text:p><text:s/>$279,561<text:s/></text:p>
          </table:table-cell>
          <table:table-cell office:value-type="percentage" office:value="7.8351186826244867E-2" table:formula="of:=([.F25]-[.F24])/[.F24]" table:style-name="ce12">
            <text:p>8%</text:p>
          </table:table-cell>
          <table:table-cell office:value-type="float" office:value="1.0783511868262448" table:formula="of:=[.G25]+1" table:style-name="ce15">
            <text:p>1.08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currency" office:value="185060.82656250001" table:formula="of:=[.B25]*([.B$10]+1)" table:style-name="ce10">
            <text:p><text:s/>$185,061<text:s/></text:p>
          </table:table-cell>
          <table:table-cell office:value-type="currency" office:value="9253.0413281250003" table:formula="of:=[.B26]*[.B$4]" table:style-name="ce10">
            <text:p><text:s/>$9,25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0753.041328125" table:formula="of:=[.C26]+[.D26]" table:style-name="ce10">
            <text:p><text:s/>$20,753<text:s/></text:p>
          </table:table-cell>
          <table:table-cell office:value-type="currency" office:value="300313.86789062497" table:formula="of:=[.E26]+[.F25]" table:style-name="ce10">
            <text:p><text:s/>$300,314<text:s/></text:p>
          </table:table-cell>
          <table:table-cell office:value-type="percentage" office:value="7.4234439722138043E-2" table:formula="of:=([.F26]-[.F25])/[.F25]" table:style-name="ce12">
            <text:p>7%</text:p>
          </table:table-cell>
          <table:table-cell office:value-type="float" office:value="1.0742344397221379" table:formula="of:=[.G26]+1" table:style-name="ce15">
            <text:p>1.07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currency" office:value="194313.86789062503" table:formula="of:=[.B26]*([.B$10]+1)" table:style-name="ce10">
            <text:p><text:s/>$194,314<text:s/></text:p>
          </table:table-cell>
          <table:table-cell office:value-type="currency" office:value="9715.6933945312521" table:formula="of:=[.B27]*[.B$4]" table:style-name="ce10">
            <text:p><text:s/>$9,716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1215.693394531252" table:formula="of:=[.C27]+[.D27]" table:style-name="ce10">
            <text:p><text:s/>$21,216<text:s/></text:p>
          </table:table-cell>
          <table:table-cell office:value-type="currency" office:value="321529.56128515623" table:formula="of:=[.E27]+[.F26]" table:style-name="ce10">
            <text:p><text:s/>$321,530<text:s/></text:p>
          </table:table-cell>
          <table:table-cell office:value-type="percentage" office:value="7.0645067254296992E-2" table:formula="of:=([.F27]-[.F26])/[.F26]" table:style-name="ce12">
            <text:p>7%</text:p>
          </table:table-cell>
          <table:table-cell office:value-type="float" office:value="1.0706450672542971" table:formula="of:=[.G27]+1" table:style-name="ce15">
            <text:p>1.07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currency" office:value="204029.56128515629" table:formula="of:=[.B27]*([.B$10]+1)" table:style-name="ce10">
            <text:p><text:s/>$204,030<text:s/></text:p>
          </table:table-cell>
          <table:table-cell office:value-type="currency" office:value="10201.478064257815" table:formula="of:=[.B28]*[.B$4]" table:style-name="ce10">
            <text:p><text:s/>$10,201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1701.478064257815" table:formula="of:=[.C28]+[.D28]" table:style-name="ce10">
            <text:p><text:s/>$21,701<text:s/></text:p>
          </table:table-cell>
          <table:table-cell office:value-type="currency" office:value="343231.03934941406" table:formula="of:=[.E28]+[.F27]" table:style-name="ce10">
            <text:p><text:s/>$343,231<text:s/></text:p>
          </table:table-cell>
          <table:table-cell office:value-type="percentage" office:value="6.7494503390347196E-2" table:formula="of:=([.F28]-[.F27])/[.F27]" table:style-name="ce12">
            <text:p>7%</text:p>
          </table:table-cell>
          <table:table-cell office:value-type="float" office:value="1.0674945033903471" table:formula="of:=[.G28]+1" table:style-name="ce15">
            <text:p>1.07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currency" office:value="214231.03934941412" table:formula="of:=[.B28]*([.B$10]+1)" table:style-name="ce10">
            <text:p><text:s/>$214,231<text:s/></text:p>
          </table:table-cell>
          <table:table-cell office:value-type="currency" office:value="10711.551967470707" table:formula="of:=[.B29]*[.B$4]" table:style-name="ce10">
            <text:p><text:s/>$10,71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2211.551967470707" table:formula="of:=[.C29]+[.D29]" table:style-name="ce10">
            <text:p><text:s/>$22,212<text:s/></text:p>
          </table:table-cell>
          <table:table-cell office:value-type="currency" office:value="365442.59131688479" table:formula="of:=[.E29]+[.F28]" table:style-name="ce10">
            <text:p><text:s/>$365,443<text:s/></text:p>
          </table:table-cell>
          <table:table-cell office:value-type="percentage" office:value="6.4713121545103197E-2" table:formula="of:=([.F29]-[.F28])/[.F28]" table:style-name="ce12">
            <text:p>6%</text:p>
          </table:table-cell>
          <table:table-cell office:value-type="float" office:value="1.0647131215451031" table:formula="of:=[.G29]+1" table:style-name="ce15">
            <text:p>1.06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currency" office:value="224942.59131688482" table:formula="of:=[.B29]*([.B$10]+1)" table:style-name="ce10">
            <text:p><text:s/>$224,943<text:s/></text:p>
          </table:table-cell>
          <table:table-cell office:value-type="currency" office:value="11247.129565844241" table:formula="of:=[.B30]*[.B$4]" table:style-name="ce10">
            <text:p><text:s/>$11,247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2747.12956584424" table:formula="of:=[.C30]+[.D30]" table:style-name="ce10">
            <text:p><text:s/>$22,747<text:s/></text:p>
          </table:table-cell>
          <table:table-cell office:value-type="currency" office:value="388189.72088272905" table:formula="of:=[.E30]+[.F29]" table:style-name="ce10">
            <text:p><text:s/>$388,190<text:s/></text:p>
          </table:table-cell>
          <table:table-cell office:value-type="percentage" office:value="6.2245425427491084E-2" table:formula="of:=([.F30]-[.F29])/[.F29]" table:style-name="ce12">
            <text:p>6%</text:p>
          </table:table-cell>
          <table:table-cell office:value-type="float" office:value="1.0622454254274911" table:formula="of:=[.G30]+1" table:style-name="ce15">
            <text:p>1.06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currency" office:value="236189.72088272907" table:formula="of:=[.B30]*([.B$10]+1)" table:style-name="ce10">
            <text:p><text:s/>$236,190<text:s/></text:p>
          </table:table-cell>
          <table:table-cell office:value-type="currency" office:value="11809.486044136454" table:formula="of:=[.B31]*[.B$4]" table:style-name="ce10">
            <text:p><text:s/>$11,809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3309.486044136454" table:formula="of:=[.C31]+[.D31]" table:style-name="ce10">
            <text:p><text:s/>$23,309<text:s/></text:p>
          </table:table-cell>
          <table:table-cell office:value-type="currency" office:value="411499.2069268655" table:formula="of:=[.E31]+[.F30]" table:style-name="ce10">
            <text:p><text:s/>$411,499<text:s/></text:p>
          </table:table-cell>
          <table:table-cell office:value-type="percentage" office:value="6.0046633875651192E-2" table:formula="of:=([.F31]-[.F30])/[.F30]" table:style-name="ce12">
            <text:p>6%</text:p>
          </table:table-cell>
          <table:table-cell office:value-type="float" office:value="1.0600466338756511" table:formula="of:=[.G31]+1" table:style-name="ce15">
            <text:p>1.06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currency" office:value="247999.20692686553" table:formula="of:=[.B31]*([.B$10]+1)" table:style-name="ce10">
            <text:p><text:s/>$247,999<text:s/></text:p>
          </table:table-cell>
          <table:table-cell office:value-type="currency" office:value="12399.960346343278" table:formula="of:=[.B32]*[.B$4]" table:style-name="ce10">
            <text:p><text:s/>$12,40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3899.96034634328" table:formula="of:=[.C32]+[.D32]" table:style-name="ce10">
            <text:p><text:s/>$23,900<text:s/></text:p>
          </table:table-cell>
          <table:table-cell office:value-type="currency" office:value="435399.16727320879" table:formula="of:=[.E32]+[.F31]" table:style-name="ce10">
            <text:p><text:s/>$435,399<text:s/></text:p>
          </table:table-cell>
          <table:table-cell office:value-type="percentage" office:value="5.8080209983468946E-2" table:formula="of:=([.F32]-[.F31])/[.F31]" table:style-name="ce12">
            <text:p>6%</text:p>
          </table:table-cell>
          <table:table-cell office:value-type="float" office:value="1.058080209983469" table:formula="of:=[.G32]+1" table:style-name="ce15">
            <text:p>1.06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currency" office:value="260399.16727320882" table:formula="of:=[.B32]*([.B$10]+1)" table:style-name="ce10">
            <text:p><text:s/>$260,399<text:s/></text:p>
          </table:table-cell>
          <table:table-cell office:value-type="currency" office:value="13019.958363660442" table:formula="of:=[.B33]*[.B$4]" table:style-name="ce10">
            <text:p><text:s/>$13,02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4519.958363660444" table:formula="of:=[.C33]+[.D33]" table:style-name="ce10">
            <text:p><text:s/>$24,520<text:s/></text:p>
          </table:table-cell>
          <table:table-cell office:value-type="currency" office:value="459919.12563686923" table:formula="of:=[.E33]+[.F32]" table:style-name="ce10">
            <text:p><text:s/>$459,919<text:s/></text:p>
          </table:table-cell>
          <table:table-cell office:value-type="percentage" office:value="5.6316043315430594E-2" table:formula="of:=([.F33]-[.F32])/[.F32]" table:style-name="ce12">
            <text:p>6%</text:p>
          </table:table-cell>
          <table:table-cell office:value-type="float" office:value="1.0563160433154306" table:formula="of:=[.G33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currency" office:value="273419.12563686928" table:formula="of:=[.B33]*([.B$10]+1)" table:style-name="ce10">
            <text:p><text:s/>$273,419<text:s/></text:p>
          </table:table-cell>
          <table:table-cell office:value-type="currency" office:value="13670.956281843464" table:formula="of:=[.B34]*[.B$4]" table:style-name="ce10">
            <text:p><text:s/>$13,671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5170.956281843464" table:formula="of:=[.C34]+[.D34]" table:style-name="ce10">
            <text:p><text:s/>$25,171<text:s/></text:p>
          </table:table-cell>
          <table:table-cell office:value-type="currency" office:value="485090.08191871271" table:formula="of:=[.E34]+[.F33]" table:style-name="ce10">
            <text:p><text:s/>$485,090<text:s/></text:p>
          </table:table-cell>
          <table:table-cell office:value-type="percentage" office:value="5.4729092309410275E-2" table:formula="of:=([.F34]-[.F33])/[.F33]" table:style-name="ce12">
            <text:p>5%</text:p>
          </table:table-cell>
          <table:table-cell office:value-type="float" office:value="1.0547290923094104" table:formula="of:=[.G34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currency" office:value="287090.08191871276" table:formula="of:=[.B34]*([.B$10]+1)" table:style-name="ce10">
            <text:p><text:s/>$287,090<text:s/></text:p>
          </table:table-cell>
          <table:table-cell office:value-type="currency" office:value="14354.504095935639" table:formula="of:=[.B35]*[.B$4]" table:style-name="ce10">
            <text:p><text:s/>$14,355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5854.504095935641" table:formula="of:=[.C35]+[.D35]" table:style-name="ce10">
            <text:p><text:s/>$25,855<text:s/></text:p>
          </table:table-cell>
          <table:table-cell office:value-type="currency" office:value="510944.58601464832" table:formula="of:=[.E35]+[.F34]" table:style-name="ce10">
            <text:p><text:s/>$510,945<text:s/></text:p>
          </table:table-cell>
          <table:table-cell office:value-type="percentage" office:value="5.3298356448912287E-2" table:formula="of:=([.F35]-[.F34])/[.F34]" table:style-name="ce12">
            <text:p>5%</text:p>
          </table:table-cell>
          <table:table-cell office:value-type="float" office:value="1.0532983564489122" table:formula="of:=[.G35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currency" office:value="301444.58601464843" table:formula="of:=[.B35]*([.B$10]+1)" table:style-name="ce10">
            <text:p><text:s/>$301,445<text:s/></text:p>
          </table:table-cell>
          <table:table-cell office:value-type="currency" office:value="15072.229300732422" table:formula="of:=[.B36]*[.B$4]" table:style-name="ce10">
            <text:p><text:s/>$15,07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6572.229300732422" table:formula="of:=[.C36]+[.D36]" table:style-name="ce10">
            <text:p><text:s/>$26,572<text:s/></text:p>
          </table:table-cell>
          <table:table-cell office:value-type="currency" office:value="537516.81531538069" table:formula="of:=[.E36]+[.F35]" table:style-name="ce10">
            <text:p><text:s/>$537,517<text:s/></text:p>
          </table:table-cell>
          <table:table-cell office:value-type="percentage" office:value="5.2006088386208231E-2" table:formula="of:=([.F36]-[.F35])/[.F35]" table:style-name="ce12">
            <text:p>5%</text:p>
          </table:table-cell>
          <table:table-cell office:value-type="float" office:value="1.0520060883862081" table:formula="of:=[.G36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currency" office:value="316516.81531538087" table:formula="of:=[.B36]*([.B$10]+1)" table:style-name="ce10">
            <text:p><text:s/>$316,517<text:s/></text:p>
          </table:table-cell>
          <table:table-cell office:value-type="currency" office:value="15825.840765769044" table:formula="of:=[.B37]*[.B$4]" table:style-name="ce10">
            <text:p><text:s/>$15,826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7325.840765769044" table:formula="of:=[.C37]+[.D37]" table:style-name="ce10">
            <text:p><text:s/>$27,326<text:s/></text:p>
          </table:table-cell>
          <table:table-cell office:value-type="currency" office:value="564842.6560811497" table:formula="of:=[.E37]+[.F36]" table:style-name="ce10">
            <text:p><text:s/>$564,843<text:s/></text:p>
          </table:table-cell>
          <table:table-cell office:value-type="percentage" office:value="5.0837183111631483E-2" table:formula="of:=([.F37]-[.F36])/[.F36]" table:style-name="ce12">
            <text:p>5%</text:p>
          </table:table-cell>
          <table:table-cell office:value-type="float" office:value="1.0508371831116314" table:formula="of:=[.G37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currency" office:value="332342.65608114994" table:formula="of:=[.B37]*([.B$10]+1)" table:style-name="ce10">
            <text:p><text:s/>$332,343<text:s/></text:p>
          </table:table-cell>
          <table:table-cell office:value-type="currency" office:value="16617.132804057499" table:formula="of:=[.B38]*[.B$4]" table:style-name="ce10">
            <text:p><text:s/>$16,617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8117.132804057499" table:formula="of:=[.C38]+[.D38]" table:style-name="ce10">
            <text:p><text:s/>$28,117<text:s/></text:p>
          </table:table-cell>
          <table:table-cell office:value-type="currency" office:value="592959.78888520715" table:formula="of:=[.E38]+[.F37]" table:style-name="ce10">
            <text:p><text:s/>$592,960<text:s/></text:p>
          </table:table-cell>
          <table:table-cell office:value-type="percentage" office:value="4.9778699433100038E-2" table:formula="of:=([.F38]-[.F37])/[.F37]" table:style-name="ce12">
            <text:p>5%</text:p>
          </table:table-cell>
          <table:table-cell office:value-type="float" office:value="1.0497786994331" table:formula="of:=[.G38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currency" office:value="348959.78888520744" table:formula="of:=[.B38]*([.B$10]+1)" table:style-name="ce10">
            <text:p><text:s/>$348,960<text:s/></text:p>
          </table:table-cell>
          <table:table-cell office:value-type="currency" office:value="17447.989444260373" table:formula="of:=[.B39]*[.B$4]" table:style-name="ce10">
            <text:p><text:s/>$17,448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8947.989444260373" table:formula="of:=[.C39]+[.D39]" table:style-name="ce10">
            <text:p><text:s/>$28,948<text:s/></text:p>
          </table:table-cell>
          <table:table-cell office:value-type="currency" office:value="621907.77832946752" table:formula="of:=[.E39]+[.F38]" table:style-name="ce10">
            <text:p><text:s/>$621,908<text:s/></text:p>
          </table:table-cell>
          <table:table-cell office:value-type="percentage" office:value="4.8819481500902408E-2" table:formula="of:=([.F39]-[.F38])/[.F38]" table:style-name="ce12">
            <text:p>5%</text:p>
          </table:table-cell>
          <table:table-cell office:value-type="float" office:value="1.0488194815009024" table:formula="of:=[.G39]+1" table:style-name="ce15">
            <text:p>1.05</text:p>
          </table:table-cell>
          <table:table-cell table:number-columns-repeated="16376"/>
        </table:table-row>
        <table:table-row table:number-rows-repeated="3" table:style-name="ro1">
          <table:table-cell table:style-name="ce1"/>
          <table:table-cell table:number-columns-repeated="5" table:style-name="ce10"/>
          <table:table-cell table:style-name="ce12"/>
          <table:table-cell table:style-name="ce15"/>
          <table:table-cell table:number-columns-repeated="16376"/>
        </table:table-row>
        <table:table-row table:style-name="ro23">
          <table:table-cell table:number-columns-repeated="5" table:style-name="ce1"/>
          <table:table-cell table:style-name="ce13"/>
          <table:table-cell office:value-type="string" table:style-name="ce16">
            <text:p>Time-weighted return</text:p>
          </table:table-cell>
          <table:table-cell office:value-type="percentage" office:value="2.417075705106964" table:formula="of:=([.H21]*[.H22]*[.H23]*[.H24]*[.H25]*[.H26]*[.H27]*[.H28]*[.H29]*[.H30]*[.H31]*[.H32]*[.H33]*[.H34]*[.H35]*[.H36]*[.H37]*[.H38]*[.H39])-1" table:style-name="ce17">
            <text:p>242%</text:p>
          </table:table-cell>
          <table:table-cell table:number-columns-repeated="16376"/>
        </table:table-row>
        <table:table-row table:style-name="ro24">
          <table:table-cell table:number-columns-repeated="6" table:style-name="ce1"/>
          <table:table-cell office:value-type="string" table:style-name="ce16">
            <text:p>Annualized return (based on TWR)</text:p>
          </table:table-cell>
          <table:table-cell office:value-type="percentage" office:value="6.6810015341141726E-2" table:formula="of:=(1+[.H43])^(1/19) -1" table:style-name="ce18">
            <text:p>6.68%</text:p>
          </table:table-cell>
          <table:table-cell table:number-columns-repeated="16376"/>
        </table:table-row>
        <table:table-row table:style-name="ro25">
          <table:table-cell table:number-columns-repeated="3" table:style-name="ce1"/>
          <table:table-cell table:style-name="ce1">
            <draw:custom-shape svg:x="0.14011in" svg:y="0.30593in" svg:width="2.63542in" svg:height="0.95833in" draw:z-index="3" draw:id="id29" draw:style-name="a87" draw:name="Shape 30">
              <svg:title/>
              <svg:desc/>
              <text:p text:style-name="a86" text:class-names="" text:cond-style-name=""><text:span text:style-name="a84" text:class-names="">based on the ending value and beginning value (to double check my ROI)</text:span><text:span text:style-name="a85" text:class-names=""/></text:p>
    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0 - ?f10"/>
                <draw:equation draw:name="f28" draw:formula="0 - ?f7"/>
                <draw:equation draw:name="f29" draw:formula="atan2(?f27, ?f28)"/>
                <draw:equation draw:name="f30" draw:formula="0 - ?f29"/>
                <draw:equation draw:name="f31" draw:formula="?f30 * ?f1 / ?f13"/>
                <draw:equation draw:name="f32" draw:formula="?f31 - ?f2"/>
                <draw:equation draw:name="f33" draw:formula="?f0 + ?f32"/>
                <draw:equation draw:name="f34" draw:formula="21550000 - ?f33"/>
                <draw:equation draw:name="f35" draw:formula="if(?f34, ?f33, 21550000)"/>
                <draw:equation draw:name="f36" draw:formula="-21550000 - ?f35"/>
                <draw:equation draw:name="f37" draw:formula="if(?f36, -21550000, ?f35)"/>
                <draw:equation draw:name="f38" draw:formula="?f2 + ?f37"/>
                <draw:equation draw:name="f39" draw:formula="?f2 + ?f2"/>
                <draw:equation draw:name="f40" draw:formula="?f39 * ?f13 / ?f1"/>
                <draw:equation draw:name="f41" draw:formula="0 - ?f40"/>
                <draw:equation draw:name="f42" draw:formula="cos(?f41)"/>
                <draw:equation draw:name="f43" draw:formula="0 - ?f42"/>
                <draw:equation draw:name="f44" draw:formula="?f43 * ?f11"/>
                <draw:equation draw:name="f45" draw:formula="sin(?f41)"/>
                <draw:equation draw:name="f46" draw:formula="0 - ?f45"/>
                <draw:equation draw:name="f47" draw:formula="?f46 * ?f8"/>
                <draw:equation draw:name="f48" draw:formula="sqrt(?f44 * ?f44 + ?f47 * ?f47 + 0 * 0)"/>
                <draw:equation draw:name="f49" draw:formula="?f11 * ?f8 / ?f48"/>
                <draw:equation draw:name="f50" draw:formula="?f46 * ?f49"/>
                <draw:equation draw:name="f51" draw:formula="?f12 - ?f50"/>
                <draw:equation draw:name="f52" draw:formula="?f43 * ?f49"/>
                <draw:equation draw:name="f53" draw:formula="?f6 - ?f52"/>
                <draw:equation draw:name="f54" draw:formula="?f51 - ?f11"/>
                <draw:equation draw:name="f55" draw:formula="?f53 - ?f8"/>
                <draw:equation draw:name="f56" draw:formula="?f51 + ?f11"/>
                <draw:equation draw:name="f57" draw:formula="?f53 + ?f8"/>
                <draw:equation draw:name="f58" draw:formula="?f38 + ?f2"/>
                <draw:equation draw:name="f59" draw:formula="?f58 * ?f13 / ?f1"/>
                <draw:equation draw:name="f60" draw:formula="0 - ?f59"/>
                <draw:equation draw:name="f61" draw:formula="cos(?f60)"/>
                <draw:equation draw:name="f62" draw:formula="0 - ?f61"/>
                <draw:equation draw:name="f63" draw:formula="?f62 * ?f11"/>
                <draw:equation draw:name="f64" draw:formula="sin(?f60)"/>
                <draw:equation draw:name="f65" draw:formula="0 - ?f64"/>
                <draw:equation draw:name="f66" draw:formula="?f65 * ?f8"/>
                <draw:equation draw:name="f67" draw:formula="sqrt(?f63 * ?f63 + ?f66 * ?f66 + 0 * 0)"/>
                <draw:equation draw:name="f68" draw:formula="?f11 * ?f8 / ?f67"/>
                <draw:equation draw:name="f69" draw:formula="?f65 * ?f68"/>
                <draw:equation draw:name="f70" draw:formula="?f51 + ?f69"/>
                <draw:equation draw:name="f71" draw:formula="?f62 * ?f68"/>
                <draw:equation draw:name="f72" draw:formula="?f53 + ?f71"/>
                <draw:equation draw:name="f73" draw:formula="if(?f37, ?f12, ?f54)"/>
                <draw:equation draw:name="f74" draw:formula="if(?f37, ?f6, ?f55)"/>
                <draw:equation draw:name="f75" draw:formula="if(?f37, ?f12, ?f56)"/>
                <draw:equation draw:name="f76" draw:formula="if(?f37, ?f6, ?f57)"/>
                <draw:equation draw:name="f77" draw:formula="if(?f37, ?f54, ?f70)"/>
                <draw:equation draw:name="f78" draw:formula="if(?f37, ?f55, ?f72)"/>
                <draw:equation draw:name="f79" draw:formula="if(?f37, ?f56, ?f70)"/>
                <draw:equation draw:name="f80" draw:formula="if(?f37, ?f57, ?f72)"/>
              </draw:enhanced-geometry>
            </draw:custom-shape>
          </table:table-cell>
          <table:table-cell table:style-name="ce1"/>
          <table:table-cell table:style-name="ce1">
            <draw:connector draw:type="line" svg:x1="0.4054in" svg:y1="1.10351in" svg:x2="1.35886in" svg:y2="0.40541in" draw:id="id30" draw:style-name="a89" draw:name="Shape 29">
              <svg:title/>
              <svg:desc/>
            </draw:connector>
          </table:table-cell>
          <table:table-cell office:value-type="string" table:style-name="ce16">
            <text:p>Annualized return (CAGR)</text:p>
          </table:table-cell>
          <table:table-cell office:value-type="percentage" office:value="6.6810015341141726E-2" table:formula="of:=([.F39]/[.B6])^(1/19)-1" table:style-name="ce18">
            <text:p>6.68%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12"/>
          <table:table-cell table:number-columns-repeated="16377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References:<text:s/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https://www.fool.com/about/how-to-calculate-investment-returns/</text:p>
          </table:table-cell>
          <table:table-cell table:number-columns-repeated="16383"/>
        </table:table-row>
        <table:table-row table:style-name="ro1">
          <table:table-cell office:value-type="string" table:style-name="ce19">
            <text:p><text:a xlink:href="https://www.wallstreetmojo.com/cagr-formula/">https://www.wallstreetmojo.com/cagr-formula/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https://www.thebalance.com/retirement-savings-benchmarks-4150169</text:p>
          </table:table-cell>
          <table:table-cell table:number-columns-repeated="16383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  <table:table table:name="Generate_insights_(cont)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7" table:default-cell-style-name="ce1"/>
        <table:table-column table:style-name="co12" table:default-cell-style-name="ce1"/>
        <table:table-column table:style-name="co6" table:default-cell-style-name="ce1"/>
        <table:table-column table:style-name="co2" table:default-cell-style-name="ce1"/>
        <table:table-column table:style-name="co8" table:default-cell-style-name="ce1"/>
        <table:table-column table:style-name="co12" table:default-cell-style-name="ce1"/>
        <table:table-column table:style-name="co2" table:number-columns-repeated="14" table:default-cell-style-name="ce1"/>
        <table:table-column table:style-name="co3" table:number-columns-repeated="16358" table:default-cell-style-name="ce1"/>
        <table:table-row table:style-name="ro26">
          <table:table-cell office:value-type="string" table:style-name="ce6">
            <text:p>Inputs</text:p>
          </table:table-cell>
          <table:table-cell table:number-columns-repeated="6" table:style-name="ce1"/>
          <table:table-cell office:value-type="string" office:string-value="Susan's contribution" table:formula="of:=[.A5]" table:style-name="ce16">
            <text:p>Susan's contribution</text:p>
          </table:table-cell>
          <table:table-cell office:value-type="string" table:style-name="ce16">
            <text:p>Ending fund balance</text:p>
          </table:table-cell>
          <table:table-cell table:style-name="ce1"/>
          <table:table-cell office:value-type="string" office:string-value="Susan's contribution" table:formula="of:=[.H1]" table:style-name="ce16">
            <text:p>Susan's contribution</text:p>
          </table:table-cell>
          <table:table-cell office:value-type="string" table:style-name="ce16">
            <text:p>Rate of return</text:p>
          </table:table-cell>
          <table:table-cell table:style-name="ce1">
            <draw:frame draw:z-index="2" draw:id="id32" draw:style-name="a91" draw:name="Chart 4" svg:x="0.58333in" svg:y="0in" svg:width="6.25in" svg:height="3.86458in" style:rel-width="scale" style:rel-height="scale">
              <draw:object xlink:href="Object 4/" xlink:type="simple" xlink:show="embed" xlink:actuate="onLoad"/>
              <svg:title>Chart</svg:title>
              <svg:desc/>
            </draw:frame>
          </table:table-cell>
          <table:table-cell table:number-columns-repeated="16371" table:style-name="ce1"/>
        </table:table-row>
        <table:table-row table:style-name="ro27">
          <table:table-cell office:value-type="string" table:style-name="ce7">
            <text:p>Age</text:p>
          </table:table-cell>
          <table:table-cell office:value-type="float" office:value="46" table:style-name="ce7">
            <text:p>46</text:p>
          </table:table-cell>
          <table:table-cell table:number-columns-repeated="2" table:style-name="ce1"/>
          <table:table-cell office:value-type="string" table:style-name="ce8">
            <text:p>Amount she needs in savings after she retires</text:p>
          </table:table-cell>
          <table:table-cell office:value-type="currency" office:value="500000" table:formula="of:=[.B12]/[.B11]" table:style-name="ce9">
            <text:p><text:s/>$500,000<text:s/></text:p>
          </table:table-cell>
          <table:table-cell table:style-name="ce1"/>
          <table:table-cell office:value-type="currency" office:value="11500" table:style-name="ce9">
            <text:p><text:s/>$11,500<text:s/></text:p>
          </table:table-cell>
          <table:table-cell office:value-type="currency" office:value="621908" table:style-name="ce9">
            <text:p><text:s/>$621,908<text:s/></text:p>
          </table:table-cell>
          <table:table-cell table:style-name="ce1"/>
          <table:table-cell office:value-type="currency" office:value="11500" table:formula="of:=[.H2]" table:style-name="ce9">
            <text:p><text:s/>$11,500<text:s/></text:p>
          </table:table-cell>
          <table:table-cell office:value-type="percentage" office:value="6.6799999999999998E-2" table:style-name="ce26">
            <text:p>6.68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">
            <text:p>Current salary</text:p>
          </table:table-cell>
          <table:table-cell office:value-type="currency" office:value="145000" table:style-name="ce10">
            <text:p><text:s/>$145,000<text:s/></text:p>
          </table:table-cell>
          <table:table-cell table:number-columns-repeated="2" table:style-name="ce1"/>
          <table:table-cell office:value-type="string" table:style-name="ce8">
            <text:p>Amount that she has when she retires</text:p>
          </table:table-cell>
          <table:table-cell office:value-type="currency" office:value="621907.77832946752" table:formula="of:=[.F34]" table:style-name="ce9">
            <text:p><text:s/>$621,908<text:s/></text:p>
          </table:table-cell>
          <table:table-cell table:style-name="ce1"/>
          <table:table-cell office:value-type="currency" office:value="12500" table:formula="of:=[.H2]+1000" table:style-name="ce9">
            <text:p><text:s/>$12,500<text:s/></text:p>
          </table:table-cell>
          <table:table-cell office:value-type="currency" office:value="640908" table:style-name="ce9">
            <text:p><text:s/>$640,908<text:s/></text:p>
          </table:table-cell>
          <table:table-cell table:style-name="ce1"/>
          <table:table-cell office:value-type="currency" office:value="12500" table:formula="of:=[.H3]" table:style-name="ce9">
            <text:p><text:s/>$12,500<text:s/></text:p>
          </table:table-cell>
          <table:table-cell office:value-type="percentage" office:value="6.8500000000000005E-2" table:style-name="ce18">
            <text:p>6.85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1">
            <text:p>Employer contribution</text:p>
          </table:table-cell>
          <table:table-cell office:value-type="percentage" office:value="0.05" table:style-name="ce12">
            <text:p>5%</text:p>
          </table:table-cell>
          <table:table-cell table:number-columns-repeated="2" table:style-name="ce1"/>
          <table:table-cell office:value-type="string" table:style-name="ce21">
            <text:p>Rate of return</text:p>
          </table:table-cell>
          <table:table-cell office:value-type="percentage" office:value="6.6810015341141726E-2" table:formula="of:=[.H37]" table:style-name="ce18">
            <text:p>6.68%</text:p>
          </table:table-cell>
          <table:table-cell table:style-name="ce1"/>
          <table:table-cell office:value-type="currency" office:value="13500" table:formula="of:=[.H3]+1000" table:style-name="ce9">
            <text:p><text:s/>$13,500<text:s/></text:p>
          </table:table-cell>
          <table:table-cell office:value-type="currency" office:value="659908" table:style-name="ce9">
            <text:p><text:s/>$659,908<text:s/></text:p>
          </table:table-cell>
          <table:table-cell table:style-name="ce1"/>
          <table:table-cell office:value-type="currency" office:value="13500" table:formula="of:=[.H4]" table:style-name="ce9">
            <text:p><text:s/>$13,500<text:s/></text:p>
          </table:table-cell>
          <table:table-cell office:value-type="percentage" office:value="7.0099999999999996E-2" table:style-name="ce18">
            <text:p>7.01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3">
            <text:p>Susan's contribution</text:p>
          </table:table-cell>
          <table:table-cell office:value-type="currency" office:value="11500" table:style-name="ce10">
            <text:p><text:s/>$11,500<text:s/></text:p>
          </table:table-cell>
          <table:table-cell table:number-columns-repeated="5" table:style-name="ce1"/>
          <table:table-cell office:value-type="currency" office:value="14500" table:formula="of:=[.H4]+1000" table:style-name="ce9">
            <text:p><text:s/>$14,500<text:s/></text:p>
          </table:table-cell>
          <table:table-cell office:value-type="currency" office:value="678908" table:style-name="ce9">
            <text:p><text:s/>$678,908<text:s/></text:p>
          </table:table-cell>
          <table:table-cell table:style-name="ce1"/>
          <table:table-cell office:value-type="currency" office:value="14500" table:formula="of:=[.H5]" table:style-name="ce9">
            <text:p><text:s/>$14,500<text:s/></text:p>
          </table:table-cell>
          <table:table-cell office:value-type="percentage" office:value="7.17E-2" table:style-name="ce18">
            <text:p>7.17%</text:p>
          </table:table-cell>
          <table:table-cell table:number-columns-repeated="16372" table:style-name="ce1"/>
        </table:table-row>
        <table:table-row table:style-name="ro11">
          <table:table-cell office:value-type="string" table:style-name="ce13">
            <text:p>Retirement fund current value</text:p>
          </table:table-cell>
          <table:table-cell office:value-type="currency" office:value="182000" table:style-name="ce10">
            <text:p><text:s/>$182,000<text:s/></text:p>
          </table:table-cell>
          <table:table-cell table:number-columns-repeated="5" table:style-name="ce1"/>
          <table:table-cell office:value-type="currency" office:value="15500" table:formula="of:=[.H5]+1000" table:style-name="ce9">
            <text:p><text:s/>$15,500<text:s/></text:p>
          </table:table-cell>
          <table:table-cell office:value-type="currency" office:value="697908" table:style-name="ce9">
            <text:p><text:s/>$697,908<text:s/></text:p>
          </table:table-cell>
          <table:table-cell table:style-name="ce1"/>
          <table:table-cell office:value-type="currency" office:value="15500" table:formula="of:=[.H6]" table:style-name="ce9">
            <text:p><text:s/>$15,500<text:s/></text:p>
          </table:table-cell>
          <table:table-cell office:value-type="percentage" office:value="7.3300000000000004E-2" table:style-name="ce18">
            <text:p>7.33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">
            <text:p>Life expectancy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1"/>
          <table:table-cell office:value-type="currency" office:value="16500" table:formula="of:=[.H6]+1000" table:style-name="ce9">
            <text:p><text:s/>$16,500<text:s/></text:p>
          </table:table-cell>
          <table:table-cell office:value-type="currency" office:value="716908" table:style-name="ce9">
            <text:p><text:s/>$716,908<text:s/></text:p>
          </table:table-cell>
          <table:table-cell table:style-name="ce1"/>
          <table:table-cell office:value-type="currency" office:value="16500" table:formula="of:=[.H7]" table:style-name="ce9">
            <text:p><text:s/>$16,500<text:s/></text:p>
          </table:table-cell>
          <table:table-cell office:value-type="percentage" office:value="7.4800000000000005E-2" table:style-name="ce18">
            <text:p>7.48%</text:p>
          </table:table-cell>
          <table:table-cell table:number-columns-repeated="3" table:style-name="ce1"/>
          <table:table-cell office:value-type="percentage" office:value="6.6799999999999998E-2" table:style-name="ce18">
            <text:p>6.68%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Retirement age</text:p>
          </table:table-cell>
          <table:table-cell office:value-type="float" office:value="65" table:style-name="ce14">
            <text:p>65</text:p>
          </table:table-cell>
          <table:table-cell table:number-columns-repeated="5" table:style-name="ce1"/>
          <table:table-cell office:value-type="currency" office:value="17500" table:formula="of:=[.H7]+1000" table:style-name="ce9">
            <text:p><text:s/>$17,500<text:s/></text:p>
          </table:table-cell>
          <table:table-cell office:value-type="currency" office:value="735908" table:style-name="ce9">
            <text:p><text:s/>$735,908<text:s/></text:p>
          </table:table-cell>
          <table:table-cell table:style-name="ce1"/>
          <table:table-cell office:value-type="currency" office:value="17500" table:formula="of:=[.H8]" table:style-name="ce9">
            <text:p><text:s/>$17,500<text:s/></text:p>
          </table:table-cell>
          <table:table-cell office:value-type="percentage" office:value="7.6300000000000007E-2" table:style-name="ce18">
            <text:p>7.63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">
            <text:p>Time span</text:p>
          </table:table-cell>
          <table:table-cell office:value-type="float" office:value="19" table:formula="of:=[.B8]-[.B2]" table:style-name="ce14">
            <text:p>19</text:p>
          </table:table-cell>
          <table:table-cell table:number-columns-repeated="5" table:style-name="ce1"/>
          <table:table-cell office:value-type="currency" office:value="18500" table:formula="of:=[.H8]+1000" table:style-name="ce9">
            <text:p><text:s/>$18,500<text:s/></text:p>
          </table:table-cell>
          <table:table-cell office:value-type="currency" office:value="754908" table:style-name="ce9">
            <text:p><text:s/>$754,908<text:s/></text:p>
          </table:table-cell>
          <table:table-cell table:style-name="ce1"/>
          <table:table-cell office:value-type="currency" office:value="18500" table:formula="of:=[.H9]" table:style-name="ce9">
            <text:p><text:s/>$18,500<text:s/></text:p>
          </table:table-cell>
          <table:table-cell office:value-type="percentage" office:value="7.7700000000000005E-2" table:style-name="ce18">
            <text:p>7.77%</text:p>
          </table:table-cell>
          <table:table-cell table:number-columns-repeated="16372" table:style-name="ce1"/>
        </table:table-row>
        <table:table-row table:style-name="ro12">
          <table:table-cell office:value-type="string" table:style-name="ce13">
            <text:p>Salary increase/decrease</text:p>
          </table:table-cell>
          <table:table-cell office:value-type="percentage" office:value="0.05" table:style-name="ce12">
            <text:p>5%</text:p>
          </table:table-cell>
          <table:table-cell table:number-columns-repeated="5" table:style-name="ce1"/>
          <table:table-cell office:value-type="currency" office:value="19500" table:formula="of:=[.H9]+1000" table:style-name="ce9">
            <text:p><text:s/>$19,500<text:s/></text:p>
          </table:table-cell>
          <table:table-cell office:value-type="currency" office:value="773908" table:style-name="ce9">
            <text:p><text:s/>$773,908<text:s/></text:p>
          </table:table-cell>
          <table:table-cell table:style-name="ce1"/>
          <table:table-cell office:value-type="currency" office:value="19500" table:formula="of:=[.H10]" table:style-name="ce9">
            <text:p><text:s/>$19,500<text:s/></text:p>
          </table:table-cell>
          <table:table-cell office:value-type="percentage" office:value="7.9200000000000007E-2" table:style-name="ce18">
            <text:p>7.92%</text:p>
          </table:table-cell>
          <table:table-cell table:number-columns-repeated="16372" table:style-name="ce1"/>
        </table:table-row>
        <table:table-row table:style-name="ro13">
          <table:table-cell office:value-type="string" table:style-name="ce13">
            <text:p>Withdrawal rate</text:p>
          </table:table-cell>
          <table:table-cell office:value-type="percentage" office:value="0.04" table:style-name="ce12">
            <text:p>4%</text:p>
          </table:table-cell>
          <table:table-cell table:number-columns-repeated="16382" table:style-name="ce1"/>
        </table:table-row>
        <table:table-row table:style-name="ro12">
          <table:table-cell office:value-type="string" table:style-name="ce13">
            <text:p>Withdrawal per year after retiring</text:p>
          </table:table-cell>
          <table:table-cell office:value-type="currency" office:value="20000" table:style-name="ce10">
            <text:p><text:s/>$20,000<text:s/>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7" table:style-name="ce1"/>
          <table:table-cell table:style-name="ce1">
            <draw:frame draw:z-index="1" draw:id="id31" draw:style-name="a90" draw:name="Chart 3" svg:x="0.61111in" svg:y="0.0625in" svg:width="6.25in" svg:height="3.86458in" style:rel-width="scale" style:rel-height="scale">
              <draw:object xlink:href="Object 3/" xlink:type="simple" xlink:show="embed" xlink:actuate="onLoad"/>
              <svg:title>Chart</svg:title>
              <svg:desc/>
            </draw:frame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Model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14">
            <text:p>Year</text:p>
          </table:table-cell>
          <table:table-cell office:value-type="string" table:style-name="ce13">
            <text:p>Salary (before taxes)</text:p>
          </table:table-cell>
          <table:table-cell office:value-type="string" office:string-value="Employer contribution" table:formula="of:=[.A4]" table:style-name="ce13">
            <text:p>Employer contribution</text:p>
          </table:table-cell>
          <table:table-cell office:value-type="string" office:string-value="Susan's contribution" table:formula="of:=[.A5]" table:style-name="ce13">
            <text:p>Susan's contribution</text:p>
          </table:table-cell>
          <table:table-cell office:value-type="string" table:style-name="ce13">
            <text:p>Total investment amount</text:p>
          </table:table-cell>
          <table:table-cell office:value-type="string" table:style-name="ce13">
            <text:p>Ending fund balance</text:p>
          </table:table-cell>
          <table:table-cell office:value-type="string" table:style-name="ce13">
            <text:p>Annual rate of return</text:p>
          </table:table-cell>
          <table:table-cell office:value-type="string" table:style-name="ce13">
            <text:p>Add 1<text:s/>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currency" office:value="145000" table:formula="of:=[.B3]" table:style-name="ce10">
            <text:p><text:s/>$145,000<text:s/></text:p>
          </table:table-cell>
          <table:table-cell office:value-type="currency" office:value="7250" table:formula="of:=[.B16]*[.B$4]" table:style-name="ce10">
            <text:p><text:s/>$7,25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8750" table:formula="of:=[.C16]+[.D16]" table:style-name="ce10">
            <text:p><text:s/>$18,750<text:s/></text:p>
          </table:table-cell>
          <table:table-cell office:value-type="currency" office:value="200750" table:formula="of:=[.B6]+[.E16]" table:style-name="ce10">
            <text:p><text:s/>$200,750<text:s/></text:p>
          </table:table-cell>
          <table:table-cell office:value-type="percentage" office:value="0.10302197802197802" table:formula="of:=([.F16]-[.B$6])/[.B$6]" table:style-name="ce12">
            <text:p>10%</text:p>
          </table:table-cell>
          <table:table-cell office:value-type="float" office:value="1.1030219780219781" table:formula="of:=[.G16]+1" table:style-name="ce15">
            <text:p>1.1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currency" office:value="152250" table:formula="of:=[.B16]*([.B$10]+1)" table:style-name="ce10">
            <text:p><text:s/>$152,250<text:s/></text:p>
          </table:table-cell>
          <table:table-cell office:value-type="currency" office:value="7612.5" table:formula="of:=[.B17]*[.B$4]" table:style-name="ce10">
            <text:p><text:s/>$7,61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112.5" table:formula="of:=[.C17]+[.D17]" table:style-name="ce10">
            <text:p><text:s/>$19,113<text:s/></text:p>
          </table:table-cell>
          <table:table-cell office:value-type="currency" office:value="219862.5" table:formula="of:=[.E17]+[.F16]" table:style-name="ce10">
            <text:p><text:s/>$219,863<text:s/></text:p>
          </table:table-cell>
          <table:table-cell office:value-type="percentage" office:value="9.5205479452054792E-2" table:formula="of:=([.F17]-[.F16])/[.F16]" table:style-name="ce12">
            <text:p>10%</text:p>
          </table:table-cell>
          <table:table-cell office:value-type="float" office:value="1.0952054794520547" table:formula="of:=[.G17]+1" table:style-name="ce15">
            <text:p>1.10</text:p>
          </table:table-cell>
          <table:table-cell table:number-columns-repeated="16376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currency" office:value="159862.5" table:formula="of:=[.B17]*([.B$10]+1)" table:style-name="ce10">
            <text:p><text:s/>$159,863<text:s/></text:p>
          </table:table-cell>
          <table:table-cell office:value-type="currency" office:value="7993.125" table:formula="of:=[.B18]*[.B$4]" table:style-name="ce10">
            <text:p><text:s/>$7,99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493.125" table:formula="of:=[.C18]+[.D18]" table:style-name="ce10">
            <text:p><text:s/>$19,493<text:s/></text:p>
          </table:table-cell>
          <table:table-cell office:value-type="currency" office:value="239355.625" table:formula="of:=[.E18]+[.F17]" table:style-name="ce10">
            <text:p><text:s/>$239,356<text:s/></text:p>
          </table:table-cell>
          <table:table-cell office:value-type="percentage" office:value="8.866052646540451E-2" table:formula="of:=([.F18]-[.F17])/[.F17]" table:style-name="ce12">
            <text:p>9%</text:p>
          </table:table-cell>
          <table:table-cell office:value-type="float" office:value="1.0886605264654046" table:formula="of:=[.G18]+1" table:style-name="ce15">
            <text:p>1.09</text:p>
          </table:table-cell>
          <table:table-cell table:number-columns-repeated="16376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currency" office:value="167855.625" table:formula="of:=[.B18]*([.B$10]+1)" table:style-name="ce10">
            <text:p><text:s/>$167,856<text:s/></text:p>
          </table:table-cell>
          <table:table-cell office:value-type="currency" office:value="8392.78125" table:formula="of:=[.B19]*[.B$4]" table:style-name="ce10">
            <text:p><text:s/>$8,39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19892.78125" table:formula="of:=[.C19]+[.D19]" table:style-name="ce10">
            <text:p><text:s/>$19,893<text:s/></text:p>
          </table:table-cell>
          <table:table-cell office:value-type="currency" office:value="259248.40625" table:formula="of:=[.E19]+[.F18]" table:style-name="ce10">
            <text:p><text:s/>$259,248<text:s/></text:p>
          </table:table-cell>
          <table:table-cell office:value-type="percentage" office:value="8.3109729508132515E-2" table:formula="of:=([.F19]-[.F18])/[.F18]" table:style-name="ce12">
            <text:p>8%</text:p>
          </table:table-cell>
          <table:table-cell office:value-type="float" office:value="1.0831097295081324" table:formula="of:=[.G19]+1" table:style-name="ce15">
            <text:p>1.08</text:p>
          </table:table-cell>
          <table:table-cell table:number-columns-repeated="16376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currency" office:value="176248.40625" table:formula="of:=[.B19]*([.B$10]+1)" table:style-name="ce10">
            <text:p><text:s/>$176,248<text:s/></text:p>
          </table:table-cell>
          <table:table-cell office:value-type="currency" office:value="8812.4203125000004" table:formula="of:=[.B20]*[.B$4]" table:style-name="ce10">
            <text:p><text:s/>$8,81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0312.420312499999" table:formula="of:=[.C20]+[.D20]" table:style-name="ce10">
            <text:p><text:s/>$20,312<text:s/></text:p>
          </table:table-cell>
          <table:table-cell office:value-type="currency" office:value="279560.82656249998" table:formula="of:=[.E20]+[.F19]" table:style-name="ce10">
            <text:p><text:s/>$279,561<text:s/></text:p>
          </table:table-cell>
          <table:table-cell office:value-type="percentage" office:value="7.8351186826244867E-2" table:formula="of:=([.F20]-[.F19])/[.F19]" table:style-name="ce12">
            <text:p>8%</text:p>
          </table:table-cell>
          <table:table-cell office:value-type="float" office:value="1.0783511868262448" table:formula="of:=[.G20]+1" table:style-name="ce15">
            <text:p>1.08</text:p>
          </table:table-cell>
          <table:table-cell table:number-columns-repeated="16376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currency" office:value="185060.82656250001" table:formula="of:=[.B20]*([.B$10]+1)" table:style-name="ce10">
            <text:p><text:s/>$185,061<text:s/></text:p>
          </table:table-cell>
          <table:table-cell office:value-type="currency" office:value="9253.0413281250003" table:formula="of:=[.B21]*[.B$4]" table:style-name="ce10">
            <text:p><text:s/>$9,253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0753.041328125" table:formula="of:=[.C21]+[.D21]" table:style-name="ce10">
            <text:p><text:s/>$20,753<text:s/></text:p>
          </table:table-cell>
          <table:table-cell office:value-type="currency" office:value="300313.86789062497" table:formula="of:=[.E21]+[.F20]" table:style-name="ce10">
            <text:p><text:s/>$300,314<text:s/></text:p>
          </table:table-cell>
          <table:table-cell office:value-type="percentage" office:value="7.4234439722138043E-2" table:formula="of:=([.F21]-[.F20])/[.F20]" table:style-name="ce12">
            <text:p>7%</text:p>
          </table:table-cell>
          <table:table-cell office:value-type="float" office:value="1.0742344397221379" table:formula="of:=[.G21]+1" table:style-name="ce15">
            <text:p>1.07</text:p>
          </table:table-cell>
          <table:table-cell table:number-columns-repeated="16376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currency" office:value="194313.86789062503" table:formula="of:=[.B21]*([.B$10]+1)" table:style-name="ce10">
            <text:p><text:s/>$194,314<text:s/></text:p>
          </table:table-cell>
          <table:table-cell office:value-type="currency" office:value="9715.6933945312521" table:formula="of:=[.B22]*[.B$4]" table:style-name="ce10">
            <text:p><text:s/>$9,716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1215.693394531252" table:formula="of:=[.C22]+[.D22]" table:style-name="ce10">
            <text:p><text:s/>$21,216<text:s/></text:p>
          </table:table-cell>
          <table:table-cell office:value-type="currency" office:value="321529.56128515623" table:formula="of:=[.E22]+[.F21]" table:style-name="ce10">
            <text:p><text:s/>$321,530<text:s/></text:p>
          </table:table-cell>
          <table:table-cell office:value-type="percentage" office:value="7.0645067254296992E-2" table:formula="of:=([.F22]-[.F21])/[.F21]" table:style-name="ce12">
            <text:p>7%</text:p>
          </table:table-cell>
          <table:table-cell office:value-type="float" office:value="1.0706450672542971" table:formula="of:=[.G22]+1" table:style-name="ce15">
            <text:p>1.07</text:p>
          </table:table-cell>
          <table:table-cell table:number-columns-repeated="16376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currency" office:value="204029.56128515629" table:formula="of:=[.B22]*([.B$10]+1)" table:style-name="ce10">
            <text:p><text:s/>$204,030<text:s/></text:p>
          </table:table-cell>
          <table:table-cell office:value-type="currency" office:value="10201.478064257815" table:formula="of:=[.B23]*[.B$4]" table:style-name="ce10">
            <text:p><text:s/>$10,201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1701.478064257815" table:formula="of:=[.C23]+[.D23]" table:style-name="ce10">
            <text:p><text:s/>$21,701<text:s/></text:p>
          </table:table-cell>
          <table:table-cell office:value-type="currency" office:value="343231.03934941406" table:formula="of:=[.E23]+[.F22]" table:style-name="ce10">
            <text:p><text:s/>$343,231<text:s/></text:p>
          </table:table-cell>
          <table:table-cell office:value-type="percentage" office:value="6.7494503390347196E-2" table:formula="of:=([.F23]-[.F22])/[.F22]" table:style-name="ce12">
            <text:p>7%</text:p>
          </table:table-cell>
          <table:table-cell office:value-type="float" office:value="1.0674945033903471" table:formula="of:=[.G23]+1" table:style-name="ce15">
            <text:p>1.07</text:p>
          </table:table-cell>
          <table:table-cell table:number-columns-repeated="16376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currency" office:value="214231.03934941412" table:formula="of:=[.B23]*([.B$10]+1)" table:style-name="ce10">
            <text:p><text:s/>$214,231<text:s/></text:p>
          </table:table-cell>
          <table:table-cell office:value-type="currency" office:value="10711.551967470707" table:formula="of:=[.B24]*[.B$4]" table:style-name="ce10">
            <text:p><text:s/>$10,71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2211.551967470707" table:formula="of:=[.C24]+[.D24]" table:style-name="ce10">
            <text:p><text:s/>$22,212<text:s/></text:p>
          </table:table-cell>
          <table:table-cell office:value-type="currency" office:value="365442.59131688479" table:formula="of:=[.E24]+[.F23]" table:style-name="ce10">
            <text:p><text:s/>$365,443<text:s/></text:p>
          </table:table-cell>
          <table:table-cell office:value-type="percentage" office:value="6.4713121545103197E-2" table:formula="of:=([.F24]-[.F23])/[.F23]" table:style-name="ce12">
            <text:p>6%</text:p>
          </table:table-cell>
          <table:table-cell office:value-type="float" office:value="1.0647131215451031" table:formula="of:=[.G24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currency" office:value="224942.59131688482" table:formula="of:=[.B24]*([.B$10]+1)" table:style-name="ce10">
            <text:p><text:s/>$224,943<text:s/></text:p>
          </table:table-cell>
          <table:table-cell office:value-type="currency" office:value="11247.129565844241" table:formula="of:=[.B25]*[.B$4]" table:style-name="ce10">
            <text:p><text:s/>$11,247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2747.12956584424" table:formula="of:=[.C25]+[.D25]" table:style-name="ce10">
            <text:p><text:s/>$22,747<text:s/></text:p>
          </table:table-cell>
          <table:table-cell office:value-type="currency" office:value="388189.72088272905" table:formula="of:=[.E25]+[.F24]" table:style-name="ce10">
            <text:p><text:s/>$388,190<text:s/></text:p>
          </table:table-cell>
          <table:table-cell office:value-type="percentage" office:value="6.2245425427491084E-2" table:formula="of:=([.F25]-[.F24])/[.F24]" table:style-name="ce12">
            <text:p>6%</text:p>
          </table:table-cell>
          <table:table-cell office:value-type="float" office:value="1.0622454254274911" table:formula="of:=[.G25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currency" office:value="236189.72088272907" table:formula="of:=[.B25]*([.B$10]+1)" table:style-name="ce10">
            <text:p><text:s/>$236,190<text:s/></text:p>
          </table:table-cell>
          <table:table-cell office:value-type="currency" office:value="11809.486044136454" table:formula="of:=[.B26]*[.B$4]" table:style-name="ce10">
            <text:p><text:s/>$11,809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3309.486044136454" table:formula="of:=[.C26]+[.D26]" table:style-name="ce10">
            <text:p><text:s/>$23,309<text:s/></text:p>
          </table:table-cell>
          <table:table-cell office:value-type="currency" office:value="411499.2069268655" table:formula="of:=[.E26]+[.F25]" table:style-name="ce10">
            <text:p><text:s/>$411,499<text:s/></text:p>
          </table:table-cell>
          <table:table-cell office:value-type="percentage" office:value="6.0046633875651192E-2" table:formula="of:=([.F26]-[.F25])/[.F25]" table:style-name="ce12">
            <text:p>6%</text:p>
          </table:table-cell>
          <table:table-cell office:value-type="float" office:value="1.0600466338756511" table:formula="of:=[.G26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currency" office:value="247999.20692686553" table:formula="of:=[.B26]*([.B$10]+1)" table:style-name="ce10">
            <text:p><text:s/>$247,999<text:s/></text:p>
          </table:table-cell>
          <table:table-cell office:value-type="currency" office:value="12399.960346343278" table:formula="of:=[.B27]*[.B$4]" table:style-name="ce10">
            <text:p><text:s/>$12,40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3899.96034634328" table:formula="of:=[.C27]+[.D27]" table:style-name="ce10">
            <text:p><text:s/>$23,900<text:s/></text:p>
          </table:table-cell>
          <table:table-cell office:value-type="currency" office:value="435399.16727320879" table:formula="of:=[.E27]+[.F26]" table:style-name="ce10">
            <text:p><text:s/>$435,399<text:s/></text:p>
          </table:table-cell>
          <table:table-cell office:value-type="percentage" office:value="5.8080209983468946E-2" table:formula="of:=([.F27]-[.F26])/[.F26]" table:style-name="ce12">
            <text:p>6%</text:p>
          </table:table-cell>
          <table:table-cell office:value-type="float" office:value="1.058080209983469" table:formula="of:=[.G27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currency" office:value="260399.16727320882" table:formula="of:=[.B27]*([.B$10]+1)" table:style-name="ce10">
            <text:p><text:s/>$260,399<text:s/></text:p>
          </table:table-cell>
          <table:table-cell office:value-type="currency" office:value="13019.958363660442" table:formula="of:=[.B28]*[.B$4]" table:style-name="ce10">
            <text:p><text:s/>$13,020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4519.958363660444" table:formula="of:=[.C28]+[.D28]" table:style-name="ce10">
            <text:p><text:s/>$24,520<text:s/></text:p>
          </table:table-cell>
          <table:table-cell office:value-type="currency" office:value="459919.12563686923" table:formula="of:=[.E28]+[.F27]" table:style-name="ce10">
            <text:p><text:s/>$459,919<text:s/></text:p>
          </table:table-cell>
          <table:table-cell office:value-type="percentage" office:value="5.6316043315430594E-2" table:formula="of:=([.F28]-[.F27])/[.F27]" table:style-name="ce12">
            <text:p>6%</text:p>
          </table:table-cell>
          <table:table-cell office:value-type="float" office:value="1.0563160433154306" table:formula="of:=[.G28]+1" table:style-name="ce15">
            <text:p>1.06</text:p>
          </table:table-cell>
          <table:table-cell table:number-columns-repeated="16376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currency" office:value="273419.12563686928" table:formula="of:=[.B28]*([.B$10]+1)" table:style-name="ce10">
            <text:p><text:s/>$273,419<text:s/></text:p>
          </table:table-cell>
          <table:table-cell office:value-type="currency" office:value="13670.956281843464" table:formula="of:=[.B29]*[.B$4]" table:style-name="ce10">
            <text:p><text:s/>$13,671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5170.956281843464" table:formula="of:=[.C29]+[.D29]" table:style-name="ce10">
            <text:p><text:s/>$25,171<text:s/></text:p>
          </table:table-cell>
          <table:table-cell office:value-type="currency" office:value="485090.08191871271" table:formula="of:=[.E29]+[.F28]" table:style-name="ce10">
            <text:p><text:s/>$485,090<text:s/></text:p>
          </table:table-cell>
          <table:table-cell office:value-type="percentage" office:value="5.4729092309410275E-2" table:formula="of:=([.F29]-[.F28])/[.F28]" table:style-name="ce12">
            <text:p>5%</text:p>
          </table:table-cell>
          <table:table-cell office:value-type="float" office:value="1.0547290923094104" table:formula="of:=[.G29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currency" office:value="287090.08191871276" table:formula="of:=[.B29]*([.B$10]+1)" table:style-name="ce10">
            <text:p><text:s/>$287,090<text:s/></text:p>
          </table:table-cell>
          <table:table-cell office:value-type="currency" office:value="14354.504095935639" table:formula="of:=[.B30]*[.B$4]" table:style-name="ce10">
            <text:p><text:s/>$14,355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5854.504095935641" table:formula="of:=[.C30]+[.D30]" table:style-name="ce10">
            <text:p><text:s/>$25,855<text:s/></text:p>
          </table:table-cell>
          <table:table-cell office:value-type="currency" office:value="510944.58601464832" table:formula="of:=[.E30]+[.F29]" table:style-name="ce10">
            <text:p><text:s/>$510,945<text:s/></text:p>
          </table:table-cell>
          <table:table-cell office:value-type="percentage" office:value="5.3298356448912287E-2" table:formula="of:=([.F30]-[.F29])/[.F29]" table:style-name="ce12">
            <text:p>5%</text:p>
          </table:table-cell>
          <table:table-cell office:value-type="float" office:value="1.0532983564489122" table:formula="of:=[.G30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currency" office:value="301444.58601464843" table:formula="of:=[.B30]*([.B$10]+1)" table:style-name="ce10">
            <text:p><text:s/>$301,445<text:s/></text:p>
          </table:table-cell>
          <table:table-cell office:value-type="currency" office:value="15072.229300732422" table:formula="of:=[.B31]*[.B$4]" table:style-name="ce10">
            <text:p><text:s/>$15,072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6572.229300732422" table:formula="of:=[.C31]+[.D31]" table:style-name="ce10">
            <text:p><text:s/>$26,572<text:s/></text:p>
          </table:table-cell>
          <table:table-cell office:value-type="currency" office:value="537516.81531538069" table:formula="of:=[.E31]+[.F30]" table:style-name="ce10">
            <text:p><text:s/>$537,517<text:s/></text:p>
          </table:table-cell>
          <table:table-cell office:value-type="percentage" office:value="5.2006088386208231E-2" table:formula="of:=([.F31]-[.F30])/[.F30]" table:style-name="ce12">
            <text:p>5%</text:p>
          </table:table-cell>
          <table:table-cell office:value-type="float" office:value="1.0520060883862081" table:formula="of:=[.G31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currency" office:value="316516.81531538087" table:formula="of:=[.B31]*([.B$10]+1)" table:style-name="ce10">
            <text:p><text:s/>$316,517<text:s/></text:p>
          </table:table-cell>
          <table:table-cell office:value-type="currency" office:value="15825.840765769044" table:formula="of:=[.B32]*[.B$4]" table:style-name="ce10">
            <text:p><text:s/>$15,826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7325.840765769044" table:formula="of:=[.C32]+[.D32]" table:style-name="ce10">
            <text:p><text:s/>$27,326<text:s/></text:p>
          </table:table-cell>
          <table:table-cell office:value-type="currency" office:value="564842.6560811497" table:formula="of:=[.E32]+[.F31]" table:style-name="ce10">
            <text:p><text:s/>$564,843<text:s/></text:p>
          </table:table-cell>
          <table:table-cell office:value-type="percentage" office:value="5.0837183111631483E-2" table:formula="of:=([.F32]-[.F31])/[.F31]" table:style-name="ce12">
            <text:p>5%</text:p>
          </table:table-cell>
          <table:table-cell office:value-type="float" office:value="1.0508371831116314" table:formula="of:=[.G32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currency" office:value="332342.65608114994" table:formula="of:=[.B32]*([.B$10]+1)" table:style-name="ce10">
            <text:p><text:s/>$332,343<text:s/></text:p>
          </table:table-cell>
          <table:table-cell office:value-type="currency" office:value="16617.132804057499" table:formula="of:=[.B33]*[.B$4]" table:style-name="ce10">
            <text:p><text:s/>$16,617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8117.132804057499" table:formula="of:=[.C33]+[.D33]" table:style-name="ce10">
            <text:p><text:s/>$28,117<text:s/></text:p>
          </table:table-cell>
          <table:table-cell office:value-type="currency" office:value="592959.78888520715" table:formula="of:=[.E33]+[.F32]" table:style-name="ce10">
            <text:p><text:s/>$592,960<text:s/></text:p>
          </table:table-cell>
          <table:table-cell office:value-type="percentage" office:value="4.9778699433100038E-2" table:formula="of:=([.F33]-[.F32])/[.F32]" table:style-name="ce12">
            <text:p>5%</text:p>
          </table:table-cell>
          <table:table-cell office:value-type="float" office:value="1.0497786994331" table:formula="of:=[.G33]+1" table:style-name="ce1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currency" office:value="348959.78888520744" table:formula="of:=[.B33]*([.B$10]+1)" table:style-name="ce10">
            <text:p><text:s/>$348,960<text:s/></text:p>
          </table:table-cell>
          <table:table-cell office:value-type="currency" office:value="17447.989444260373" table:formula="of:=[.B34]*[.B$4]" table:style-name="ce10">
            <text:p><text:s/>$17,448<text:s/></text:p>
          </table:table-cell>
          <table:table-cell office:value-type="currency" office:value="11500" table:formula="of:=[.B$5]" table:style-name="ce10">
            <text:p><text:s/>$11,500<text:s/></text:p>
          </table:table-cell>
          <table:table-cell office:value-type="currency" office:value="28947.989444260373" table:formula="of:=[.C34]+[.D34]" table:style-name="ce10">
            <text:p><text:s/>$28,948<text:s/></text:p>
          </table:table-cell>
          <table:table-cell office:value-type="currency" office:value="621907.77832946752" table:formula="of:=[.E34]+[.F33]" table:style-name="ce10">
            <text:p><text:s/>$621,908<text:s/></text:p>
          </table:table-cell>
          <table:table-cell office:value-type="percentage" office:value="4.8819481500902408E-2" table:formula="of:=([.F34]-[.F33])/[.F33]" table:style-name="ce12">
            <text:p>5%</text:p>
          </table:table-cell>
          <table:table-cell office:value-type="float" office:value="1.0488194815009024" table:formula="of:=[.G34]+1" table:style-name="ce15">
            <text:p>1.05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style-name="ce13"/>
          <table:table-cell office:value-type="string" table:style-name="ce16">
            <text:p>Time-weighted return</text:p>
          </table:table-cell>
          <table:table-cell office:value-type="percentage" office:value="2.417075705106964" table:formula="of:=([.H16]*[.H17]*[.H18]*[.H19]*[.H20]*[.H21]*[.H22]*[.H23]*[.H24]*[.H25]*[.H26]*[.H27]*[.H28]*[.H29]*[.H30]*[.H31]*[.H32]*[.H33]*[.H34])-1" table:style-name="ce17">
            <text:p>242%</text:p>
          </table:table-cell>
          <table:table-cell table:number-columns-repeated="16376"/>
        </table:table-row>
        <table:table-row table:style-name="ro28">
          <table:table-cell table:number-columns-repeated="6" table:style-name="ce1"/>
          <table:table-cell office:value-type="string" table:style-name="ce16">
            <text:p>Annualized return (based on TWR)</text:p>
          </table:table-cell>
          <table:table-cell office:value-type="percentage" office:value="6.6810015341141726E-2" table:formula="of:=(1+[.H35])^(1/19) -1" table:style-name="ce18">
            <text:p>6.68%</text:p>
          </table:table-cell>
          <table:table-cell table:number-columns-repeated="16376"/>
        </table:table-row>
        <table:table-row table:style-name="ro29">
          <table:table-cell table:number-columns-repeated="3" table:style-name="ce1"/>
          <table:table-cell table:style-name="ce1">
            <draw:custom-shape svg:x="0.1027in" svg:y="0.16016in" svg:width="2.63542in" svg:height="0.95833in" draw:z-index="3" draw:id="id33" draw:style-name="a95" draw:name="Shape 31">
              <svg:title/>
              <svg:desc/>
              <text:p text:style-name="a94" text:class-names="" text:cond-style-name=""><text:span text:style-name="a92" text:class-names="">based on the ending value and beginning value (to double check my ROI)</text:span><text:span text:style-name="a93" text:class-names=""/></text:p>
    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0 - ?f10"/>
                <draw:equation draw:name="f28" draw:formula="0 - ?f7"/>
                <draw:equation draw:name="f29" draw:formula="atan2(?f27, ?f28)"/>
                <draw:equation draw:name="f30" draw:formula="0 - ?f29"/>
                <draw:equation draw:name="f31" draw:formula="?f30 * ?f1 / ?f13"/>
                <draw:equation draw:name="f32" draw:formula="?f31 - ?f2"/>
                <draw:equation draw:name="f33" draw:formula="?f0 + ?f32"/>
                <draw:equation draw:name="f34" draw:formula="21550000 - ?f33"/>
                <draw:equation draw:name="f35" draw:formula="if(?f34, ?f33, 21550000)"/>
                <draw:equation draw:name="f36" draw:formula="-21550000 - ?f35"/>
                <draw:equation draw:name="f37" draw:formula="if(?f36, -21550000, ?f35)"/>
                <draw:equation draw:name="f38" draw:formula="?f2 + ?f37"/>
                <draw:equation draw:name="f39" draw:formula="?f2 + ?f2"/>
                <draw:equation draw:name="f40" draw:formula="?f39 * ?f13 / ?f1"/>
                <draw:equation draw:name="f41" draw:formula="0 - ?f40"/>
                <draw:equation draw:name="f42" draw:formula="cos(?f41)"/>
                <draw:equation draw:name="f43" draw:formula="0 - ?f42"/>
                <draw:equation draw:name="f44" draw:formula="?f43 * ?f11"/>
                <draw:equation draw:name="f45" draw:formula="sin(?f41)"/>
                <draw:equation draw:name="f46" draw:formula="0 - ?f45"/>
                <draw:equation draw:name="f47" draw:formula="?f46 * ?f8"/>
                <draw:equation draw:name="f48" draw:formula="sqrt(?f44 * ?f44 + ?f47 * ?f47 + 0 * 0)"/>
                <draw:equation draw:name="f49" draw:formula="?f11 * ?f8 / ?f48"/>
                <draw:equation draw:name="f50" draw:formula="?f46 * ?f49"/>
                <draw:equation draw:name="f51" draw:formula="?f12 - ?f50"/>
                <draw:equation draw:name="f52" draw:formula="?f43 * ?f49"/>
                <draw:equation draw:name="f53" draw:formula="?f6 - ?f52"/>
                <draw:equation draw:name="f54" draw:formula="?f51 - ?f11"/>
                <draw:equation draw:name="f55" draw:formula="?f53 - ?f8"/>
                <draw:equation draw:name="f56" draw:formula="?f51 + ?f11"/>
                <draw:equation draw:name="f57" draw:formula="?f53 + ?f8"/>
                <draw:equation draw:name="f58" draw:formula="?f38 + ?f2"/>
                <draw:equation draw:name="f59" draw:formula="?f58 * ?f13 / ?f1"/>
                <draw:equation draw:name="f60" draw:formula="0 - ?f59"/>
                <draw:equation draw:name="f61" draw:formula="cos(?f60)"/>
                <draw:equation draw:name="f62" draw:formula="0 - ?f61"/>
                <draw:equation draw:name="f63" draw:formula="?f62 * ?f11"/>
                <draw:equation draw:name="f64" draw:formula="sin(?f60)"/>
                <draw:equation draw:name="f65" draw:formula="0 - ?f64"/>
                <draw:equation draw:name="f66" draw:formula="?f65 * ?f8"/>
                <draw:equation draw:name="f67" draw:formula="sqrt(?f63 * ?f63 + ?f66 * ?f66 + 0 * 0)"/>
                <draw:equation draw:name="f68" draw:formula="?f11 * ?f8 / ?f67"/>
                <draw:equation draw:name="f69" draw:formula="?f65 * ?f68"/>
                <draw:equation draw:name="f70" draw:formula="?f51 + ?f69"/>
                <draw:equation draw:name="f71" draw:formula="?f62 * ?f68"/>
                <draw:equation draw:name="f72" draw:formula="?f53 + ?f71"/>
                <draw:equation draw:name="f73" draw:formula="if(?f37, ?f12, ?f54)"/>
                <draw:equation draw:name="f74" draw:formula="if(?f37, ?f6, ?f55)"/>
                <draw:equation draw:name="f75" draw:formula="if(?f37, ?f12, ?f56)"/>
                <draw:equation draw:name="f76" draw:formula="if(?f37, ?f6, ?f57)"/>
                <draw:equation draw:name="f77" draw:formula="if(?f37, ?f54, ?f70)"/>
                <draw:equation draw:name="f78" draw:formula="if(?f37, ?f55, ?f72)"/>
                <draw:equation draw:name="f79" draw:formula="if(?f37, ?f56, ?f70)"/>
                <draw:equation draw:name="f80" draw:formula="if(?f37, ?f57, ?f72)"/>
              </draw:enhanced-geometry>
            </draw:custom-shape>
          </table:table-cell>
          <table:table-cell table:style-name="ce1"/>
          <table:table-cell table:style-name="ce1">
            <draw:connector draw:type="line" svg:x1="0.36127in" svg:y1="0.96339in" svg:x2="1.87861in" svg:y2="0.65029in" draw:id="id34" draw:style-name="a97" draw:name="Shape 29">
              <svg:title/>
              <svg:desc/>
            </draw:connector>
          </table:table-cell>
          <table:table-cell office:value-type="string" table:style-name="ce16">
            <text:p>Annualized return (CAGR)</text:p>
          </table:table-cell>
          <table:table-cell office:value-type="percentage" office:value="6.6810015341141726E-2" table:formula="of:=([.F34]/[.B6])^(1/19)-1" table:style-name="ce18">
            <text:p>6.68%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12"/>
          <table:table-cell table:number-columns-repeated="16377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References: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https://www.fool.com/about/how-to-calculate-investment-returns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9">
            <text:p><text:a xlink:href="https://www.wallstreetmojo.com/cagr-formula/">https://www.wallstreetmojo.com/cagr-formula/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https://www.thebalance.com/retirement-savings-benchmarks-4150169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952" table:style-name="ro1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currency-style style:name="N36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6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7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7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8" svg:viewBox="0 0 20 30" svg:d="m10 0-10 30h20z"/>
    <draw:marker draw:name="a96" svg:viewBox="0 0 20 30" svg:d="m10 0-10 30h20z"/>
    <draw:marker draw:name="a32" svg:viewBox="0 0 20 30" svg:d="m10 0-10 30h20z"/>
    <draw:marker draw:name="a34" svg:viewBox="0 0 20 30" svg:d="m10 0-10 30h20z"/>
    <draw:marker draw:name="a40" svg:viewBox="0 0 20 30" svg:d="m10 0-10 30h20z"/>
    <draw:marker draw:name="a36" svg:viewBox="0 0 20 30" svg:d="m10 0-10 30h20z"/>
    <draw:marker draw:name="a42" svg:viewBox="0 0 20 30" svg:d="m10 0-10 30h20z"/>
    <draw:marker draw:name="a44" svg:viewBox="0 0 20 30" svg:d="m10 0-10 30h20z"/>
    <draw:marker draw:name="a38" svg:viewBox="0 0 20 30" svg:d="m10 0-10 30h20z"/>
    <draw:marker draw:name="a50" svg:viewBox="0 0 20 30" svg:d="m10 0-10 30h20z"/>
    <draw:marker draw:name="a46" svg:viewBox="0 0 20 30" svg:d="m10 0-10 30h20z"/>
    <draw:marker draw:name="a48" svg:viewBox="0 0 20 30" svg:d="m10 0-10 30h20z"/>
    <draw:marker draw:name="a56" svg:viewBox="0 0 20 30" svg:d="m10 0-10 30h20z"/>
    <draw:marker draw:name="a68" svg:viewBox="0 0 20 30" svg:d="m10 0-10 30h20z"/>
    <draw:marker draw:name="a80" svg:viewBox="0 0 20 30" svg:d="m10 0-10 30h20z"/>
    <draw:marker draw:name="a74" svg:viewBox="0 0 20 30" svg:d="m10 0-10 30h20z"/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dc:creator>Microsoft Office User</dc:creator>
    <meta:creation-date>2022-05-27T20:19:06Z</meta:creation-date>
    <dc:date>2022-05-27T20:19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6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1">
      <style:graphic-properties draw:fill="none" draw:stroke="solid" svg:stroke-width="0.00694in" svg:stroke-color="#cccccc" svg:stroke-opacity="0%" draw:stroke-linejoin="round" svg:stroke-linecap="butt"/>
    </style:style>
    <style:style style:family="chart" style:name="GMa1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solid" svg:stroke-width="0.01042in" svg:stroke-color="#000000" svg:stroke-opacity="100%"/>
    </style:style>
    <style:style style:family="chart" style:name="G0S0P0">
      <style:graphic-properties draw:fill="solid" draw:fill-color="#4472c4" draw:opacity="100%" draw:stroke="solid" svg:stroke-width="0.01042in" svg:stroke-color="#000000" svg:stroke-opacity="100%"/>
    </style:style>
    <style:style style:family="chart" style:name="G0S0P1">
      <style:graphic-properties draw:fill="solid" draw:fill-color="#4472c4" draw:opacity="100%" draw:stroke="solid" svg:stroke-width="0.01042in" svg:stroke-color="#000000" svg:stroke-opacity="100%"/>
    </style:style>
    <style:style style:family="chart" style:name="G0S0P2">
      <style:graphic-properties draw:fill="solid" draw:fill-color="#4472c4" draw:opacity="100%" draw:stroke="solid" svg:stroke-width="0.01042in" svg:stroke-color="#000000" svg:stroke-opacity="100%"/>
    </style:style>
    <style:style style:family="chart" style:name="G0S0P3">
      <style:graphic-properties draw:fill="solid" draw:fill-color="#4472c4" draw:opacity="100%" draw:stroke="solid" svg:stroke-width="0.01042in" svg:stroke-color="#000000" svg:stroke-opacity="100%"/>
    </style:style>
    <style:style style:family="chart" style:name="G0S0P4">
      <style:graphic-properties draw:fill="solid" draw:fill-color="#4472c4" draw:opacity="100%" draw:stroke="solid" svg:stroke-width="0.01042in" svg:stroke-color="#000000" svg:stroke-opacity="100%"/>
    </style:style>
  </office:automatic-styles>
  <office:body>
    <office:chart>
      <chart:chart chart:class="chart:bar" svg:height="278.25pt" svg:width="450.0pt" chart:style-name="Crt0">
        <chart:title chart:style-name="CT00">
          <text:p text:style-name="a0" text:class-names="" text:cond-style-name="">Absolute impact of 10% change (based on ending fund balance) vs. Input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nputs</text:p>
            </chart:title>
            <chart:categories table:cell-range-address="Generate_insights.$I$9:.$I$13"/>
          </chart:axis>
          <chart:axis chart:dimension="y" chart:name="primary-y" chart:style-name="Axs1">
            <chart:title chart:style-name="AT01">
              <text:p text:style-name="a2" text:class-names="" text:cond-style-name="">Absolute impact of 10% change (based on ending fund balance)</text:p>
            </chart:title>
            <chart:grid chart:class="major" chart:style-name="GMa1"/>
            <chart:grid chart:class="minor" chart:style-name="GMi1"/>
          </chart:axis>
          <chart:series chart:label-cell-address="Generate_insights.$J$8" chart:values-cell-range-address="Generate_insights.$J$9:.$J$13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1">
      <style:graphic-properties draw:fill="none" draw:stroke="solid" svg:stroke-width="0.00694in" svg:stroke-color="#cccccc" svg:stroke-opacity="0%" draw:stroke-linejoin="round" svg:stroke-linecap="butt"/>
    </style:style>
    <style:style style:family="chart" style:name="GMa1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solid" svg:stroke-width="0.01042in" svg:stroke-color="#000000" svg:stroke-opacity="100%"/>
    </style:style>
    <style:style style:family="chart" style:name="G0S0P0">
      <style:graphic-properties draw:fill="solid" draw:fill-color="#4472c4" draw:opacity="100%" draw:stroke="solid" svg:stroke-width="0.01042in" svg:stroke-color="#000000" svg:stroke-opacity="100%"/>
    </style:style>
    <style:style style:family="chart" style:name="G0S0P1">
      <style:graphic-properties draw:fill="solid" draw:fill-color="#4472c4" draw:opacity="100%" draw:stroke="solid" svg:stroke-width="0.01042in" svg:stroke-color="#000000" svg:stroke-opacity="100%"/>
    </style:style>
    <style:style style:family="chart" style:name="G0S0P2">
      <style:graphic-properties draw:fill="solid" draw:fill-color="#4472c4" draw:opacity="100%" draw:stroke="solid" svg:stroke-width="0.01042in" svg:stroke-color="#000000" svg:stroke-opacity="100%"/>
    </style:style>
    <style:style style:family="chart" style:name="G0S0P3">
      <style:graphic-properties draw:fill="solid" draw:fill-color="#4472c4" draw:opacity="100%" draw:stroke="solid" svg:stroke-width="0.01042in" svg:stroke-color="#000000" svg:stroke-opacity="100%"/>
    </style:style>
    <style:style style:family="chart" style:name="G0S0P4">
      <style:graphic-properties draw:fill="solid" draw:fill-color="#4472c4" draw:opacity="100%" draw:stroke="solid" svg:stroke-width="0.01042in" svg:stroke-color="#000000" svg:stroke-opacity="100%"/>
    </style:style>
  </office:automatic-styles>
  <office:body>
    <office:chart>
      <chart:chart chart:class="chart:bar" svg:height="278.25pt" svg:width="450.0pt" chart:style-name="Crt0">
        <chart:title chart:style-name="CT00">
          <text:p text:style-name="a0" text:class-names="" text:cond-style-name="">Absolute impact of 10% change (based on rate of return) vs. Input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nputs</text:p>
            </chart:title>
            <chart:categories table:cell-range-address="Generate_insights.$L$2:.$L$6"/>
          </chart:axis>
          <chart:axis chart:dimension="y" chart:name="primary-y" chart:style-name="Axs1">
            <chart:title chart:style-name="AT01">
              <text:p text:style-name="a2" text:class-names="" text:cond-style-name="">Absolute impact of 10% change (based on rate of return)</text:p>
            </chart:title>
            <chart:grid chart:class="major" chart:style-name="GMa1"/>
            <chart:grid chart:class="minor" chart:style-name="GMi1"/>
          </chart:axis>
          <chart:series chart:label-cell-address="Generate_insights.$M$1" chart:values-cell-range-address="Generate_insights.$M$2:.$M$6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4">
      <number:number number:decimal-places="2" number:min-decimal-places="2" number:min-integer-digits="1"/>
      <number:text>%</number:text>
    </number:percentage-style>
    <number:currency-style style:name="N36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6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2083in" svg:stroke-color="#000000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150" chart:overlap="0" chart:link-data-style-to-source="true" chart:visible="true" chart:logarithmic="false" chart:maximum="0.0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Mi1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78.25pt" svg:width="450.0pt" chart:style-name="Crt0">
        <chart:title chart:style-name="CT00">
          <text:p text:style-name="a0" text:class-names="" text:cond-style-name="">Rate of return vs. Susan's contributio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usan's contribution</text:p>
            </chart:title>
            <chart:categories table:cell-range-address="Generate_insights_(cont).$K$2:.$K$10"/>
          </chart:axis>
          <chart:axis chart:dimension="y" chart:name="primary-y" chart:style-name="Axs1">
            <chart:title chart:style-name="AT01">
              <text:p text:style-name="a2" text:class-names="" text:cond-style-name="">Rate of return</text:p>
            </chart:title>
            <chart:grid chart:class="major" chart:style-name="GMa1"/>
            <chart:grid chart:class="minor" chart:style-name="GMi1"/>
          </chart:axis>
          <chart:series chart:label-cell-address="Generate_insights_(cont).$L$1" chart:values-cell-range-address="Generate_insights_(cont).$L$2:.$L$10" chart:class="chart:line" chart:attached-axis="primary-y" chart:style-name="G0S0">
            <chart:regression-curve chart:style-name="T000">
              <chart:equation chart:automatic-content="false" chart:display-equation="true" chart:display-r-square="false" svg:x="327.0pt" svg:y="21.0pt" chart:style-name="TL000">
                <text:p text:style-name="a3" text:class-names="" text:cond-style-name="">y = 1.54E-06*x + 0.0492</text:p>
              </chart:equation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currency-style style:name="N36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6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2083in" svg:stroke-color="#000000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Mi1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78.25pt" svg:width="450.0pt" chart:style-name="Crt0">
        <chart:title chart:style-name="CT00">
          <text:p text:style-name="a0" text:class-names="" text:cond-style-name="">Ending fund balance vs. Susan's contributio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usan's contribution</text:p>
            </chart:title>
            <chart:categories table:cell-range-address="Generate_insights_(cont).$H$2:.$H$10"/>
          </chart:axis>
          <chart:axis chart:dimension="y" chart:name="primary-y" chart:style-name="Axs1">
            <chart:title chart:style-name="AT01">
              <text:p text:style-name="a2" text:class-names="" text:cond-style-name="">Ending fund balance</text:p>
            </chart:title>
            <chart:grid chart:class="major" chart:style-name="GMa1"/>
            <chart:grid chart:class="minor" chart:style-name="GMi1"/>
          </chart:axis>
          <chart:series chart:label-cell-address="Generate_insights_(cont).$I$1" chart:values-cell-range-address="Generate_insights_(cont).$I$2:.$I$10" chart:class="chart:line" chart:attached-axis="primary-y" chart:style-name="G0S0">
            <chart:regression-curve chart:style-name="T000">
              <chart:equation chart:automatic-content="false" chart:display-equation="true" chart:display-r-square="false" svg:x="314.2299212598425pt" svg:y="33.0pt" chart:style-name="TL000">
                <text:p text:style-name="a3" text:class-names="" text:cond-style-name="">y = 19*x + 403408</text:p>
              </chart:equation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